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93cm" fo:break-before="auto" style:use-optimal-row-height="true"/>
    </style:style>
    <style:style style:name="ro7" style:family="table-row">
      <style:table-row-properties style:row-height="5.738cm" fo:break-before="auto" style:use-optimal-row-height="true"/>
    </style:style>
    <style:style style:name="ro8" style:family="table-row">
      <style:table-row-properties style:row-height="6.212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9.056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3.844cm" fo:break-before="auto" style:use-optimal-row-height="true"/>
    </style:style>
    <style:style style:name="ro14" style:family="table-row">
      <style:table-row-properties style:row-height="3.369cm" fo:break-before="auto" style:use-optimal-row-height="true"/>
    </style:style>
    <style:style style:name="ro15" style:family="table-row">
      <style:table-row-properties style:row-height="1.96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1.446cm" fo:break-before="auto" style:use-optimal-row-height="true"/>
    </style:style>
    <style:style style:name="ro20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3.21cm" fo:break-before="auto" style:use-optimal-row-height="true"/>
    </style:style>
    <style:style style:name="ro22" style:family="table-row">
      <style:table-row-properties style:row-height="4.711cm" fo:break-before="auto" style:use-optimal-row-height="true"/>
    </style:style>
    <style:style style:name="ro23" style:family="table-row">
      <style:table-row-properties style:row-height="2.106cm" fo:break-before="auto" style:use-optimal-row-height="true"/>
    </style:style>
    <style:style style:name="ro24" style:family="table-row">
      <style:table-row-properties style:row-height="1.711cm" fo:break-before="auto" style:use-optimal-row-height="true"/>
    </style:style>
    <style:style style:name="ro25" style:family="table-row">
      <style:table-row-properties style:row-height="2.027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5.265cm" fo:break-before="auto" style:use-optimal-row-height="tru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4.948cm" fo:break-before="auto" style:use-optimal-row-height="true"/>
    </style:style>
    <style:style style:name="ro30" style:family="table-row">
      <style:table-row-properties style:row-height="1.053cm" fo:break-before="auto" style:use-optimal-row-height="true"/>
    </style:style>
    <style:style style:name="ro31" style:family="table-row">
      <style:table-row-properties style:row-height="6.054cm" fo:break-before="auto" style:use-optimal-row-height="true"/>
    </style:style>
    <style:style style:name="ro32" style:family="table-row">
      <style:table-row-properties style:row-height="2.29cm" fo:break-before="auto" style:use-optimal-row-height="true"/>
    </style:style>
    <style:style style:name="ro33" style:family="table-row">
      <style:table-row-properties style:row-height="0.974cm" fo:break-before="auto" style:use-optimal-row-height="true"/>
    </style:style>
    <style:style style:name="ro34" style:family="table-row">
      <style:table-row-properties style:row-height="0.947cm" fo:break-before="auto" style:use-optimal-row-height="true"/>
    </style:style>
    <style:style style:name="ro35" style:family="table-row">
      <style:table-row-properties style:row-height="1.842cm" fo:break-before="auto" style:use-optimal-row-height="true"/>
    </style:style>
    <style:style style:name="ro36" style:family="table-row">
      <style:table-row-properties style:row-height="0.499cm" fo:break-before="auto" style:use-optimal-row-height="true"/>
    </style:style>
    <style:style style:name="ro37" style:family="table-row">
      <style:table-row-properties style:row-height="1.395cm" fo:break-before="auto" style:use-optimal-row-height="true"/>
    </style:style>
    <style:style style:name="ro38" style:family="table-row">
      <style:table-row-properties style:row-height="2.764cm" fo:break-before="auto" style:use-optimal-row-height="true"/>
    </style:style>
    <style:style style:name="ro39" style:family="table-row">
      <style:table-row-properties style:row-height="4.316cm" fo:break-before="auto" style:use-optimal-row-height="true"/>
    </style:style>
    <style:style style:name="ro40" style:family="table-row">
      <style:table-row-properties style:row-height="0.552cm" fo:break-before="auto" style:use-optimal-row-height="true"/>
    </style:style>
    <style:style style:name="ro41" style:family="table-row">
      <style:table-row-properties style:row-height="3.316cm" fo:break-before="auto" style:use-optimal-row-height="true"/>
    </style:style>
    <style:style style:name="ro42" style:family="table-row">
      <style:table-row-properties style:row-height="4.133cm" fo:break-before="auto" style:use-optimal-row-height="true"/>
    </style:style>
    <style:style style:name="ro43" style:family="table-row">
      <style:table-row-properties style:row-height="1.86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08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11" style:family="table-cell" style:parent-style-name="Default" style:data-style-name="N0"/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1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1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1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117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2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3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4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5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32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3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34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14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5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51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5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5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158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bold" style:font-weight-asian="bold" style:font-size-complex="11pt" style:font-size-asian="11pt" style:font-name-complex="Liberation Sans1" style:font-name="Liberation Sans1"/>
    </style:style>
    <style:style style:name="T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  <style:style style:name="T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4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be480a"/>
    </style:style>
    <style:style style:name="T6" style:family="text">
      <style:text-properties fo:color="#ff0000"/>
    </style:style>
    <style:style style:name="T7" style:family="text">
      <style:text-properties fo:color="#3465a4"/>
    </style:style>
    <style:style style:name="T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 fo:color="#808080"/>
    </style:style>
    <style:style style:name="T12" style:family="text">
      <style:text-properties style:language-complex="hi" style:country-complex="IN"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1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-asian="Liberation Sans1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4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7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18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19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20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21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22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3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4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5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8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29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30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32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3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34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35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36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7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8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9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0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41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42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43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44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45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48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49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50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51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2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3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5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56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5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5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60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1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2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3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64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6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6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68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9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70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71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72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73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74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75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7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7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7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7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8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81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82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8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8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8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8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9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9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9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94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5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6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97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98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9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0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10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10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10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10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10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0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0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1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1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1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13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1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1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1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1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1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2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2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2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2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24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25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26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2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2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29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30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31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3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3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3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3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36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37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38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39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40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41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42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143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144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145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146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147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148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149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150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51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52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53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54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5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5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5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5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5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6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6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6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6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6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6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6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6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6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69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70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71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72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73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7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5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76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7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78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7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8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8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82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8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84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85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8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8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8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8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9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91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2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93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94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9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9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9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9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199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0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0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0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20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0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0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0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20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20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209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211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1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21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1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1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1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1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2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2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2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2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2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2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26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27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2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3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3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32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3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34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35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36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37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3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39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0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4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4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4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4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5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5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5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5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5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5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5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5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59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6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6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6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64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5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67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268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269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113"/>
        <table:table-column table:style-name="co2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104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104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УСТАНОВКА И ДЕИНСТАЛЛЯЦИЯ ПАКЕТОВ</text:p>
          </table:table-cell>
          <table:table-cell table:style-name="ce108"/>
          <table:table-cell table:number-columns-repeated="1022"/>
        </table:table-row>
        <table:table-row table:style-name="ro3">
          <table:table-cell table:style-name="ce104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/var/log</text:p>
          </table:table-cell>
          <table:table-cell table:style-name="ce104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mesg</text:p>
          </table:table-cell>
          <table:table-cell table:style-name="ce104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108" office:value-type="string" calcext:value-type="string">
            <text:p>ТЕРМИНАЛ gnome-terminal</text:p>
          </table:table-cell>
          <table:table-cell table:style-name="ce108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!!</text:p>
          </table:table-cell>
          <table:table-cell table:style-name="ce104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'+' <text:s/>или Ctrl+9</text:p>
          </table:table-cell>
          <table:table-cell table:style-name="ce104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C</text:p>
          </table:table-cell>
          <table:table-cell table:style-name="ce104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Insert</text:p>
          </table:table-cell>
          <table:table-cell table:style-name="ce104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+Alt+F3</text:p>
          </table:table-cell>
          <table:table-cell table:style-name="ce104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Alt+F1</text:p>
          </table:table-cell>
          <table:table-cell table:style-name="ce104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lear</text:p>
          </table:table-cell>
          <table:table-cell table:style-name="ce104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</text:p>
          </table:table-cell>
          <table:table-cell table:style-name="ce104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 -s 1024x768</text:p>
          </table:table-cell>
          <table:table-cell table:style-name="ce104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sudo</text:p>
          </table:table-cell>
          <table:table-cell table:style-name="ce104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echo Привет</text:p>
          </table:table-cell>
          <table:table-cell table:style-name="ce104" office:value-type="string" calcext:value-type="string">
            <text:p><text:span text:style-name="T14">напечатать что-то (БЕЗ КАВЫЧЕК)</text:span> на экране </text:p>
            <text:p>или в файл, если после указать "&gt;" и имя файла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man -k &lt;интересующая команда keyword или её кусок&gt;</text:p>
          </table:table-cell>
          <table:table-cell table:style-name="ce104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atis &lt;интересующая команда или её кусок&gt;</text:p>
          </table:table-cell>
          <table:table-cell table:style-name="ce104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6" office:value-type="string" calcext:value-type="string">
            <text:p>command1 &amp;&amp; command2 &amp;&amp; command3</text:p>
          </table:table-cell>
          <table:table-cell table:style-name="ce104" office:value-type="string" calcext:value-type="string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command1; command2; command3</text:p>
          </table:table-cell>
          <table:table-cell table:style-name="ce104" office:value-type="string" calcext:value-type="string">
            <text:p>Выполнить несколько комманд подряд НЕЗАВИСИМО друг от друг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">command1</text:span><text:span text:style-name="T2">  |  </text:span><text:span text:style-name="T3">command2</text:span></text:p>
          </table:table-cell>
          <table:table-cell table:style-name="ce104" office:value-type="string" calcext:value-type="string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5">
          <table:table-cell table:style-name="ce6" office:value-type="string" calcext:value-type="string">
            <text:p>ПАМЯТЬ И ПРОЦЕСС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ps</text:p>
          </table:table-cell>
          <table:table-cell table:style-name="ce104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x</text:p>
          </table:table-cell>
          <table:table-cell table:style-name="ce104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&lt;имя пользователя&gt;</text:p>
          </table:table-cell>
          <table:table-cell table:style-name="ce104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</text:p>
          </table:table-cell>
          <table:table-cell table:style-name="ce104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 | grep denis</text:p>
          </table:table-cell>
          <table:table-cell table:style-name="ce104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</text:p>
          </table:table-cell>
          <table:table-cell table:style-name="ce104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all &lt;имя процесса&gt;</text:p>
          </table:table-cell>
          <table:table-cell table:style-name="ce104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4">-STOP</text:span> &lt;имя процесса&gt;</text:p>
          </table:table-cell>
          <table:table-cell table:style-name="ce104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4">-CONT</text:span> &lt;имя процесса&gt;</text:p>
          </table:table-cell>
          <table:table-cell table:style-name="ce104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fg</text:p>
          </table:table-cell>
          <table:table-cell table:style-name="ce104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С</text:p>
          </table:table-cell>
          <table:table-cell table:style-name="ce104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Z</text:p>
          </table:table-cell>
          <table:table-cell table:style-name="ce104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p</text:p>
          </table:table-cell>
          <table:table-cell table:style-name="ce104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P</text:p>
          </table:table-cell>
          <table:table-cell table:style-name="ce104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M</text:p>
          </table:table-cell>
          <table:table-cell table:style-name="ce104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ree -h</text:p>
          </table:table-cell>
          <table:table-cell table:style-name="ce104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</text:p>
          </table:table-cell>
          <table:table-cell table:style-name="ce104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reboot now</text:p>
          </table:table-cell>
          <table:table-cell table:style-name="ce104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СЛУЖБЫ (скрытые фоновые процессы)</text:p>
          </table:table-cell>
          <table:table-cell table:style-name="ce108"/>
          <table:table-cell table:number-columns-repeated="1022"/>
        </table:table-row>
        <table:table-row table:style-name="ro2">
          <table:table-cell table:style-name="ce47" office:value-type="string" calcext:value-type="string">
            <text:p>systemctl <text:span text:style-name="T5">опции</text:span> <text:span text:style-name="T6">команда</text:span> <text:span text:style-name="T7">служба служба</text:span></text:p>
          </table:table-cell>
          <table:table-cell table:style-name="ce47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ystemctl stop predictive</text:p>
          </table:table-cell>
          <table:table-cell table:style-name="ce104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list-units</text:p>
          </table:table-cell>
          <table:table-cell table:style-name="ce104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8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start service</text:p>
          </table:table-cell>
          <table:table-cell table:style-name="ce104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restart …</text:p>
          </table:table-cell>
          <table:table-cell table:style-name="ce104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try-restart …</text:p>
          </table:table-cell>
          <table:table-cell table:style-name="ce104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">systemctl </text:span>reload-or-restart …</text:p>
          </table:table-cell>
          <table:table-cell table:style-name="ce104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enable …</text:p>
          </table:table-cell>
          <table:table-cell table:style-name="ce104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disable …</text:p>
          </table:table-cell>
          <table:table-cell table:style-name="ce104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is-enabled </text:p>
          </table:table-cell>
          <table:table-cell table:style-name="ce104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snapsot</text:p>
          </table:table-cell>
          <table:table-cell table:style-name="ce104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daemon-reload</text:p>
          </table:table-cell>
          <table:table-cell table:style-name="ce104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47" office:value-type="string" calcext:value-type="string">
            <text:p>Units (юниты)</text:p>
          </table:table-cell>
          <table:table-cell table:style-name="ce47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НАВИГАЦИЯ И ПОИСК.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cd</text:p>
          </table:table-cell>
          <table:table-cell table:style-name="ce104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</text:p>
          </table:table-cell>
          <table:table-cell table:style-name="ce104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</text:p>
          </table:table-cell>
          <table:table-cell table:style-name="ce104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/..</text:p>
          </table:table-cell>
          <table:table-cell table:style-name="ce104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d ~</text:p>
          </table:table-cell>
          <table:table-cell table:style-name="ce104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wd</text:p>
          </table:table-cell>
          <table:table-cell table:style-name="ce104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ls</text:p>
          </table:table-cell>
          <table:table-cell table:style-name="ce104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ls -la</text:p>
          </table:table-cell>
          <table:table-cell table:style-name="ce104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ls -la -R /</text:p>
          </table:table-cell>
          <table:table-cell table:style-name="ce104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cate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ereis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ind /home -name "&lt;имя файла/папки&gt;"</text:p>
          </table:table-cell>
          <table:table-cell table:style-name="ce104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РАБОТА С ФАЙЛАМИ И ПАПКАМ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mkdir</text:p>
          </table:table-cell>
          <table:table-cell table:style-name="ce104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kdir -p Dir4/Dir5</text:p>
          </table:table-cell>
          <table:table-cell table:style-name="ce104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uch</text:p>
          </table:table-cell>
          <table:table-cell table:style-name="ce104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rm</text:p>
          </table:table-cell>
          <table:table-cell table:style-name="ce104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</text:p>
          </table:table-cell>
          <table:table-cell table:style-name="ce104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 -p dir1/dir2/dir3</text:p>
          </table:table-cell>
          <table:table-cell table:style-name="ce104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rm -R</text:p>
          </table:table-cell>
          <table:table-cell table:style-name="ce104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udo rm -R /</text:p>
          </table:table-cell>
          <table:table-cell table:style-name="ce104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cat</text:p>
          </table:table-cell>
          <table:table-cell table:style-name="ce104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more</text:p>
          </table:table-cell>
          <table:table-cell table:style-name="ce104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less</text:p>
          </table:table-cell>
          <table:table-cell table:style-name="ce104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cp</text:span> &lt;название файла&gt; &lt;путь, куда копируем&gt;</text:p>
          </table:table-cell>
          <table:table-cell table:style-name="ce104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*.*</text:p>
          </table:table-cell>
          <table:table-cell table:style-name="ce104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?.*</text:p>
          </table:table-cell>
          <table:table-cell table:style-name="ce104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p -R Dir2 Dir 4</text:p>
          </table:table-cell>
          <table:table-cell table:style-name="ce104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v</text:p>
          </table:table-cell>
          <table:table-cell table:style-name="ce104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mv</text:p>
          </table:table-cell>
          <table:table-cell table:style-name="ce104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text.txt .text.txt</text:p>
          </table:table-cell>
          <table:table-cell table:style-name="ce104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&lt;folder name&gt;/</text:p>
          </table:table-cell>
          <table:table-cell table:style-name="ce104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..</text:p>
          </table:table-cell>
          <table:table-cell table:style-name="ce104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df /work</text:p>
          </table:table-cell>
          <table:table-cell table:style-name="ce104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/root</text:p>
          </table:table-cell>
          <table:table-cell table:style-name="ce104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-Th | grep "^/dev"</text:p>
          </table:table-cell>
          <table:table-cell table:style-name="ce104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sblk -f</text:p>
          </table:table-cell>
          <table:table-cell table:style-name="ce104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6">
          <table:table-cell table:style-name="ce106" office:value-type="string" calcext:value-type="string">
            <text:p>mc</text:p>
          </table:table-cell>
          <table:table-cell table:style-name="ce104" office:value-type="string" calcext:value-type="string">
            <text:p><text:span text:style-name="T15">Открыть коммандер прямо в терминале ))</text:span></text:p>
            <text:p>Если его нет, то <text:span text:style-name="T15">sudo apt install mc</text:span></text:p>
          </table:table-cell>
          <table:table-cell table:number-columns-repeated="1022"/>
        </table:table-row>
        <table:table-row table:style-name="ro1" table:number-rows-repeated="6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ЗАПИСЬ В ФАЙЛ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gedit</text:p>
          </table:table-cell>
          <table:table-cell table:style-name="ce104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2">
          <table:table-cell table:style-name="ce106" office:value-type="string" calcext:value-type="string">
            <text:p>nano</text:p>
          </table:table-cell>
          <table:table-cell table:style-name="ce104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7">
          <table:table-cell table:style-name="ce104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104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-K (или F9)</text:p>
          </table:table-cell>
          <table:table-cell table:style-name="ce104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комбинация Alt-6</text:p>
          </table:table-cell>
          <table:table-cell table:style-name="ce104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-U или F10</text:p>
          </table:table-cell>
          <table:table-cell table:style-name="ce104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pico</text:p>
          </table:table-cell>
          <table:table-cell table:style-name="ce104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vi</text:p>
          </table:table-cell>
          <table:table-cell table:style-name="ce104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sed</text:p>
          </table:table-cell>
          <table:table-cell table:style-name="ce104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ЯРЛЫКИ, СОРТИНГ, РЕГУЛЯРНЫЕ ВЫРАЖЕНИЯ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ln -s</text:p>
          </table:table-cell>
          <table:table-cell table:style-name="ce104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9">
          <table:table-cell table:style-name="ce106" office:value-type="string" calcext:value-type="string">
            <text:p>ln</text:p>
          </table:table-cell>
          <table:table-cell table:style-name="ce104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wc &lt;имя файла&gt;</text:p>
          </table:table-cell>
          <table:table-cell table:style-name="ce104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&lt;имя файла с данными&gt;</text:p>
          </table:table-cell>
          <table:table-cell table:style-name="ce104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n</text:p>
          </table:table-cell>
          <table:table-cell table:style-name="ce104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104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атрибут -f 3</text:p>
          </table:table-cell>
          <table:table-cell table:style-name="ce104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grep</text:span> &lt;искомый текст&gt; &lt;папка/файл&gt;</text:p>
          </table:table-cell>
          <table:table-cell table:style-name="ce104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.gov" mydatafile.txt</text:p>
          </table:table-cell>
          <table:table-cell table:style-name="ce104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*.gov" mydatafile.txt</text:p>
          </table:table-cell>
          <table:table-cell table:style-name="ce104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(kgb.gov|intel.com)"</text:p>
          </table:table-cell>
          <table:table-cell table:style-name="ce104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ЕРЕНАПРАВЛЕНИЕ ВЫВОДА/ВВОД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ead</text:p>
          </table:table-cell>
          <table:table-cell table:style-name="ce104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ead &lt;имя переменной&gt;</text:p>
          </table:table-cell>
          <table:table-cell table:style-name="ce104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names.txt</text:p>
          </table:table-cell>
          <table:table-cell table:style-name="ce104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sort names.txt &gt; sorted.txt</text:p>
          </table:table-cell>
          <table:table-cell table:style-name="ce104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»</text:p>
          </table:table-cell>
          <table:table-cell table:style-name="ce104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2&gt;</text:p>
          </table:table-cell>
          <table:table-cell table:style-name="ce104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2&gt; errors.txt</text:p>
          </table:table-cell>
          <table:table-cell table:style-name="ce104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2&gt; /dev/null</text:p>
          </table:table-cell>
          <table:table-cell table:style-name="ce104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gt; good.txt 2&gt; errors.txt</text:p>
          </table:table-cell>
          <table:table-cell table:style-name="ce104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amp;&gt; allresults.txt</text:p>
          </table:table-cell>
          <table:table-cell table:style-name="ce104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АРХИВИРОВАНИЕ И КОМПРЕССИЯ ДАННЫХ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tar</text:p>
          </table:table-cell>
          <table:table-cell table:style-name="ce104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">tar</text:span> cvf mytar.tar Folder1</text:p>
          </table:table-cell>
          <table:table-cell table:style-name="ce104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tf mytar.tar</text:p>
          </table:table-cell>
          <table:table-cell table:style-name="ce104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xvf mytar.tar</text:p>
          </table:table-cell>
          <table:table-cell table:style-name="ce104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9">
          <table:table-cell table:style-name="ce104" office:value-type="string" calcext:value-type="string">
            <text:p><text:span text:style-name="T9">gzip</text:span> mytar.tar</text:p>
          </table:table-cell>
          <table:table-cell table:style-name="ce104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unzip mytar.tar.gz</text:p>
          </table:table-cell>
          <table:table-cell table:style-name="ce104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bzip2</text:span> mytar.tar</text:p>
          </table:table-cell>
          <table:table-cell table:style-name="ce104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bunzip2 mytar.tar.bz2</text:p>
          </table:table-cell>
          <table:table-cell table:style-name="ce104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xz</text:span> и unxz</text:p>
          </table:table-cell>
          <table:table-cell table:style-name="ce104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ar cvzf mytar.tar Folder1</text:p>
          </table:table-cell>
          <table:table-cell table:style-name="ce44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44"/>
          <table:table-cell table:number-columns-repeated="1022"/>
        </table:table-row>
        <table:table-row table:style-name="ro4">
          <table:table-cell table:style-name="ce106" office:value-type="string" calcext:value-type="string">
            <text:p>zip -r myZIP.zip Folder1</text:p>
          </table:table-cell>
          <table:table-cell table:style-name="ce44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unzip myZIP.zip</text:p>
          </table:table-cell>
          <table:table-cell table:style-name="ce104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ОЛЬЗОВАТЕЛ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cat /etc/passwd</text:p>
          </table:table-cell>
          <table:table-cell table:style-name="ce104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ami</text:p>
          </table:table-cell>
          <table:table-cell table:style-name="ce104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">su</text:span> &lt;имя юзера&gt;</text:p>
          </table:table-cell>
          <table:table-cell table:style-name="ce104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exit</text:p>
          </table:table-cell>
          <table:table-cell table:style-name="ce104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gout</text:p>
          </table:table-cell>
          <table:table-cell table:style-name="ce104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d &lt;имя юзера&gt;</text:p>
          </table:table-cell>
          <table:table-cell table:style-name="ce104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ast</text:p>
          </table:table-cell>
          <table:table-cell table:style-name="ce104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</text:p>
          </table:table-cell>
          <table:table-cell table:style-name="ce104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w</text:p>
          </table:table-cell>
          <table:table-cell table:style-name="ce104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<text:span text:style-name="T9">useradd</text:span> -m &lt;имя пользователя&gt;</text:p>
          </table:table-cell>
          <table:table-cell table:style-name="ce104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passwd &lt;имя пользователя&gt;</text:p>
          </table:table-cell>
          <table:table-cell table:style-name="ce104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/etc/skel/</text:p>
          </table:table-cell>
          <table:table-cell table:style-name="ce104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userdel -r &lt;имя пользователя&gt;</text:p>
          </table:table-cell>
          <table:table-cell table:style-name="ce104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groupadd &lt;имя группы&gt;</text:p>
          </table:table-cell>
          <table:table-cell table:style-name="ce104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groupdel &lt;имя группы&gt;</text:p>
          </table:table-cell>
          <table:table-cell table:style-name="ce104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<text:span text:style-name="T9">usermod</text:span> <text:span text:style-name="T4">-aG</text:span> &lt;имя группы&gt; &lt;имя пользователя&gt;</text:p>
          </table:table-cell>
          <table:table-cell table:style-name="ce104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deluser &lt;имя группы&gt; &lt;имя пользователя&gt;</text:p>
          </table:table-cell>
          <table:table-cell table:style-name="ce104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СЕТЬ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env | grep proxy</text:p>
          </table:table-cell>
          <table:table-cell table:style-name="ce104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ifconfig</text:p>
          </table:table-cell>
          <table:table-cell table:style-name="ce104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wconfig</text:p>
          </table:table-cell>
          <table:table-cell table:style-name="ce104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shw -C network</text:p>
          </table:table-cell>
          <table:table-cell table:style-name="ce104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netstat -antu</text:p>
          </table:table-cell>
          <table:table-cell table:style-name="ce104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ifconfig</text:p>
          </table:table-cell>
          <table:table-cell table:style-name="ce104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p addr show</text:p>
          </table:table-cell>
          <table:table-cell table:style-name="ce104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oute</text:p>
          </table:table-cell>
          <table:table-cell table:style-name="ce104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ing</text:p>
          </table:table-cell>
          <table:table-cell table:style-name="ce104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112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112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112" table:number-columns-repeated="2"/>
          <table:table-cell table:number-columns-repeated="1022"/>
        </table:table-row>
        <table:table-row table:style-name="ro2">
          <table:table-cell table:style-name="ce112" office:value-type="string" calcext:value-type="string">
            <text:p>sudo route -n</text:p>
          </table:table-cell>
          <table:table-cell table:style-name="ce112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10">
          <table:table-cell table:style-name="ce44" office:value-type="string" calcext:value-type="string">
            <text:p>sudo route del -net 0.0.0.0 gw 172.31.20.209 netmask 0.0.0.0 dev tun0</text:p>
          </table:table-cell>
          <table:table-cell table:style-name="ce104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14">172.31.20.209 заменяем на наш ip от vpn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РАВ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wx</text:p>
          </table:table-cell>
          <table:table-cell table:style-name="ce104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--</text:p>
          </table:table-cell>
          <table:table-cell table:style-name="ce104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own &lt;имя пользователя&gt; &lt;имя файла/папки&gt;</text:p>
          </table:table-cell>
          <table:table-cell table:style-name="ce104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grp &lt;имя группы&gt; &lt;имя файла/папки&gt;</text:p>
          </table:table-cell>
          <table:table-cell table:style-name="ce104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mod o+x &lt;имя файла/папки&gt;</text:p>
          </table:table-cell>
          <table:table-cell table:style-name="ce104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u+x, g-w, o+r &lt;имя файла/папки&gt;</text:p>
          </table:table-cell>
          <table:table-cell table:style-name="ce104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ugo=r &lt;имя файла/папки&gt;</text:p>
          </table:table-cell>
          <table:table-cell table:style-name="ce104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 = 4, w = 2, x = 1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rwx = 7, rw- = 6, r-x = 5, r-- = 4, -wx = 3, -w- = 2, --x = 1, --- = 0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777 &lt;имя файла/папки&gt;</text:p>
          </table:table-cell>
          <table:table-cell table:style-name="ce104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o+t &lt;имя папки&gt;</text:p>
          </table:table-cell>
          <table:table-cell table:style-name="ce104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1777 &lt;имя папки&gt;</text:p>
          </table:table-cell>
          <table:table-cell table:style-name="ce104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chmod a+x myscript.sh</text:p>
          </table:table-cell>
          <table:table-cell table:style-name="ce106" office:value-type="string" calcext:value-type="string">
            <text:p>Всем группам добавить право на исполнени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hmod -R 777 &lt;имя папки&gt;</text:p>
          </table:table-cell>
          <table:table-cell table:style-name="ce104" office:value-type="string" calcext:value-type="string">
            <text:p>РЕКУРСИВНАЯ смена прав на папку и все объекты в ней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УСТРОЙСТВ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lsusb</text:p>
          </table:table-cell>
          <table:table-cell table:style-name="ce104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canimage -L</text:p>
          </table:table-cell>
          <table:table-cell table:style-name="ce104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ubuntu-drivers devices</text:p>
          </table:table-cell>
          <table:table-cell table:style-name="ce104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0">
          <table:table-cell table:style-name="ce104" office:value-type="string" calcext:value-type="string">
            <text:p><text:span text:style-name="T10">sudo fdisk -l     </text:span><text:span text:style-name="T11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104" office:value-type="string" calcext:value-type="string">
            <text:p><text:span text:style-name="T15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brscan-skey <text:s/>-l</text:p>
          </table:table-cell>
          <table:table-cell table:style-name="ce104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6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BASH SCRIPTS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104"/>
          <table:table-cell table:style-name="ce104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chmod a+x myscript.sh</text:p>
          </table:table-cell>
          <table:table-cell table:style-name="ce104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./myscript.sh</text:p>
          </table:table-cell>
          <table:table-cell table:style-name="ce104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term -e ./myscript.sh</text:p>
          </table:table-cell>
          <table:table-cell table:style-name="ce104" office:value-type="string" calcext:value-type="string">
            <text:p>запустить скрипт с именем myscript.sh в другом терминале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gnome-terminal -- "bash -c \"!!; exec bash\""</text:p>
            <text:p/>
            <text:p>gnome-terminal -x sh -c "!!; bash"</text:p>
          </table:table-cell>
          <table:table-cell table:style-name="ce104" office:value-type="string" calcext:value-type="string">
            <text:p>запустить скрипт с именем myscript.sh в другом терминале, если нет команды xterm</text:p>
          </table:table-cell>
          <table:table-cell table:number-columns-repeated="1022"/>
        </table:table-row>
        <table:table-row table:style-name="ro11">
          <table:table-cell table:style-name="ce104" office:value-type="string" calcext:value-type="string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table:style-name="ce104" office:value-type="string" calcext:value-type="string">
            <text:p>Питоновское <text:span text:style-name="T15">виртуальное окружение не активируется в дочерних процессах,</text:span> 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14">2) Запускает Джанго исполняемым файлом Питона из bin </text:span>папки виртуального окружения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$0</text:p>
          </table:table-cell>
          <table:table-cell table:style-name="ce104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$1</text:p>
          </table:table-cell>
          <table:table-cell table:style-name="ce104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2">
          <table:table-cell table:style-name="ce104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104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3">
          <table:table-cell table:style-name="ce104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104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10">
          <table:table-cell table:style-name="ce104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104" office:value-type="string" calcext:value-type="string">
            <text:p>while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for myfile in `ls *.txt`; do</text:p>
            <text:p>cat $myfile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for x in {1...10}; do</text:p>
            <text:p>echo "X = $x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mma=0</text:p>
          </table:table-cell>
          <table:table-cell table:style-name="ce104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4">
          <table:table-cell table:style-name="ce104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104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yFunction 50 vasya</text:p>
          </table:table-cell>
          <table:table-cell table:style-name="ce104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"Summa = $summa"</text:p>
          </table:table-cell>
          <table:table-cell table:style-name="ce104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2" office:value-type="string" calcext:value-type="string">
            <text:p>УДАЛЁННОЕ ПОДКЛЮЧЕНИЕ К СЕРВЕРУ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108" office:value-type="string" calcext:value-type="string">
            <text:p>ssh</text:p>
          </table:table-cell>
          <table:table-cell table:style-name="ce108"/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12">ssh </text:span><text:span text:style-name="T12"><text:a xlink:href="mailto:login@ip" xlink:type="simple">login@ip</text:a></text:span></text:p>
            <text:p><text:span text:style-name="T12"/></text:p>
            <text:p><text:span text:style-name="T13">НАПРИМЕР,</text:span></text:p>
            <text:p><text:span text:style-name="T13">ssh </text:span><text:span text:style-name="T13"><text:a xlink:href="mailto:bars@192.168.233.95" xlink:type="simple">bars@192.168.233.95</text:a></text:span></text:p>
          </table:table-cell>
          <table:table-cell table:style-name="ce104" office:value-type="string" calcext:value-type="string">
            <text:p>Подключение по ssh.</text:p>
            <text:p>Автоматически проставит сохранённые ssh-ключи. Если они не подойдут, предложит ввести пароль.</text:p>
            <text:p>вводим пароль (он в терминале введётся невидимым)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cat /opt/bars/web_edu/web_edu_custom2/conf/web_edu.conf | less</text:p>
          </table:table-cell>
          <table:table-cell table:style-name="ce104" office:value-type="string" calcext:value-type="string">
            <text:p>Посмотреть содержимое файла /opt/bars/web_edu/web_edu_custom2/conf/web_edu.conf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Выход из просмотра q</text:p>
          </table:table-cell>
          <table:table-cell table:style-name="ce104" office:value-type="string" calcext:value-type="string">
            <text:p>выход из просмотра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exit</text:p>
          </table:table-cell>
          <table:table-cell table:style-name="ce104" office:value-type="string" calcext:value-type="string">
            <text:p>отключиться от серва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c</text:p>
          </table:table-cell>
          <table:table-cell table:style-name="ce104" office:value-type="string" calcext:value-type="string">
            <text:p>Открыть коммандер прямо в терминале ))</text:p>
          </table:table-cell>
          <table:table-cell table:number-columns-repeated="1022"/>
        </table:table-row>
        <table:table-row table:style-name="ro1" table:number-rows-repeated="43">
          <table:table-cell table:style-name="ce104" table:number-columns-repeated="2"/>
          <table:table-cell table:number-columns-repeated="1022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113"/>
        <table:table-column table:style-name="co6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33"/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КОММИТ, ПУШ и ПУЛЛ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16">git </text:span><text:span text:style-name="T17">add</text:span><text:span text:style-name="T18"> .</text:span></text:p>
          </table:table-cell>
          <table:table-cell table:style-name="ce104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9">git </text:span><text:span text:style-name="T20">commit</text:span><text:span text:style-name="T21"> -m "README file was changed"</text:span></text:p>
          </table:table-cell>
          <table:table-cell table:style-name="ce104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116" office:value-type="string" calcext:value-type="string">
            <text:p>git <text:span text:style-name="T22">push</text:span> -u <text:span text:style-name="T23">origin master</text:span></text:p>
          </table:table-cell>
          <table:table-cell table:style-name="ce104" office:value-type="string" calcext:value-type="string">
            <text:p><text:span text:style-name="T68">из локального выгрузить ветку главную в репозиторий, подключенный как </text:span><text:span text:style-name="T69">origin</text:span><text:span text:style-name="T70">, в ветку </text:span><text:span text:style-name="T71">master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git <text:span text:style-name="T24">diff</text:span> --stat --cached<text:span text:style-name="T25"> origin/master</text:span></text:p>
          </table:table-cell>
          <table:table-cell table:style-name="ce104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rm --cached blog/blog.php</text:p>
          </table:table-cell>
          <table:table-cell table:style-name="ce104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push</text:p>
          </table:table-cell>
          <table:table-cell table:style-name="ce104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4">add</text:span> Practice/a.makarov/test.py</text:p>
          </table:table-cell>
          <table:table-cell table:style-name="ce104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<text:span text:style-name="T26">pull</text:span> aanikin master –allow-unrelated-histories</text:p>
          </table:table-cell>
          <table:table-cell table:style-name="ce104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26">push</text:span> -u aanikin --all</text:p>
          </table:table-cell>
          <table:table-cell table:style-name="ce104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27">git </text:span><text:span text:style-name="T28">clone</text:span><text:span text:style-name="T29"> </text:span>https://github.com/aanikin/Python</text:p>
          </table:table-cell>
          <table:table-cell table:style-name="ce104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9">
          <table:table-cell table:style-name="ce104" office:value-type="string" calcext:value-type="string">
            <text:p>git clean -df</text:p>
            <text:p>git reset --hard</text:p>
            <text:p>git pull <text:span text:style-name="T25">origin master</text:span></text:p>
          </table:table-cell>
          <table:table-cell table:style-name="ce104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ТЭГИ</text:p>
          </table:table-cell>
          <table:table-cell table:style-name="ce117"/>
          <table:table-cell table:number-columns-repeated="1022"/>
        </table:table-row>
        <table:table-row table:style-name="ro16">
          <table:table-cell table:style-name="ce118" office:value-type="string" calcext:value-type="string">
            <text:p>git tag stable-1</text:p>
          </table:table-cell>
          <table:table-cell table:style-name="ce104" office:value-type="string" calcext:value-type="string">
            <text:p><text:span text:style-name="T45">создать «легковесный» тэг, связанный с последним</text:span></text:p>
            <text:p><text:span text:style-name="T45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tag stable-2 f292ef5</text:p>
          </table:table-cell>
          <table:table-cell table:style-name="ce118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БЭКАП</text:p>
          </table:table-cell>
          <table:table-cell table:style-name="ce117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</text:p>
          </table:table-cell>
          <table:table-cell table:style-name="ce118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7">
          <table:table-cell table:style-name="ce119" office:value-type="string" calcext:value-type="string">
            <text:p>git <text:span text:style-name="T30">reset</text:span> --soft <text:span text:style-name="T23">origin feature</text:span></text:p>
          </table:table-cell>
          <table:table-cell table:style-name="ce104" office:value-type="string" calcext:value-type="string">
            <text:p><text:span text:style-name="T72">Главная команда!</text:span></text:p>
            <text:p><text:span text:style-name="T45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reset HEAD~1</text:p>
          </table:table-cell>
          <table:table-cell table:style-name="ce104" office:value-type="string" calcext:value-type="string">
            <text:p>Отменить коммит, если НЕ сделали push</text:p>
          </table:table-cell>
          <table:table-cell table:number-columns-repeated="1022"/>
        </table:table-row>
        <table:table-row table:style-name="ro9">
          <table:table-cell table:style-name="ce119" office:value-type="string" calcext:value-type="string">
            <text:p>git revert HEAD</text:p>
          </table:table-cell>
          <table:table-cell table:style-name="ce104" office:value-type="string" calcext:value-type="string">
            <text:p>Отменить коммит, если уже сделали push. </text:p>
            <text:p>This command will revert/remove the local commits/change and then you can push</text:p>
          </table:table-cell>
          <table:table-cell table:number-columns-repeated="1022"/>
        </table:table-row>
        <table:table-row table:style-name="ro4">
          <table:table-cell table:style-name="ce119" office:value-type="string" calcext:value-type="string">
            <text:p>git reset ORIG_HEAD</text:p>
          </table:table-cell>
          <table:table-cell table:style-name="ce104" office:value-type="string" calcext:value-type="string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30">checkout</text:span> &lt;hello.html&gt;</text:p>
          </table:table-cell>
          <table:table-cell table:style-name="ce104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git reset &lt;кусок изменённого объекта, например HEAD hello.html&gt;</text:p>
          </table:table-cell>
          <table:table-cell table:style-name="ce104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vert 7f6b500</text:p>
          </table:table-cell>
          <table:table-cell table:style-name="ce118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 9cf99cc —hard</text:p>
          </table:table-cell>
          <table:table-cell table:style-name="ce118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АНАЛИЗ</text:p>
          </table:table-cell>
          <table:table-cell table:style-name="ce117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log —oneline</text:p>
          </table:table-cell>
          <table:table-cell table:style-name="ce104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status <text:s/></text:p>
          </table:table-cell>
          <table:table-cell table:style-name="ce118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6">
          <table:table-cell table:style-name="ce104" office:value-type="string" calcext:value-type="string">
            <text:p>git <text:span text:style-name="T24">diff</text:span> --stat --cached<text:span text:style-name="T25"> origin/master</text:span></text:p>
          </table:table-cell>
          <table:table-cell table:style-name="ce118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31">git </text:span><text:span text:style-name="T32">remote</text:span><text:span text:style-name="T33"> </text:span><text:span text:style-name="T34">show </text:span><text:span text:style-name="T35">origin</text:span></text:p>
          </table:table-cell>
          <table:table-cell table:style-name="ce30" office:value-type="string" calcext:value-type="string">
            <text:p>то же самое ???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mote -v</text:p>
          </table:table-cell>
          <table:table-cell table:style-name="ce118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et remote.origin.url</text:p>
          </table:table-cell>
          <table:table-cell table:style-name="ce118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log —pretty=oneline</text:p>
          </table:table-cell>
          <table:table-cell table:style-name="ce118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8">
          <table:table-cell table:style-name="ce118" office:value-type="string" calcext:value-type="string">
            <text:p>git tag</text:p>
          </table:table-cell>
          <table:table-cell table:style-name="ce104" office:value-type="string" calcext:value-type="string">
            <text:p><text:span text:style-name="T45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НАСТРОЙКИ ПОДКЛЮЧЕНИЯ</text:p>
          </table:table-cell>
          <table:table-cell table:style-name="ce115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name <text:span text:style-name="T36">"AntAlMakarov"</text:span></text:p>
          </table:table-cell>
          <table:table-cell table:style-name="ce104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password "your password"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7">git config --global user.email </text:span><text:span text:style-name="T38">"</text:span>AntAlMakarov@greenatom.ru<text:span text:style-name="T39">"</text:span></text:p>
          </table:table-cell>
          <table:table-cell table:style-name="ce104" office:value-type="string" calcext:value-type="string">
            <text:p><text:span text:style-name="T46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8">
          <table:table-cell table:style-name="ce104" office:value-type="string" calcext:value-type="string">
            <text:p><text:span text:style-name="T40">git </text:span><text:span text:style-name="T41">remote </text:span><text:span text:style-name="T42">add</text:span><text:span text:style-name="T43"> </text:span><text:span text:style-name="T42">origin</text:span><text:span text:style-name="T44"> </text:span>https://gitlab.com/dev/name_repo<text:span text:style-name="T45">/</text:span></text:p>
          </table:table-cell>
          <table:table-cell table:style-name="ce104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8">
          <table:table-cell table:style-name="ce104" office:value-type="string" calcext:value-type="string">
            <text:p><text:span text:style-name="T46">git remote add origin </text:span>https://github.com/Antohnio123/Antohnio.git</text:p>
          </table:table-cell>
          <table:table-cell table:style-name="ce104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47">remote </text:span><text:span text:style-name="T48">set-url</text:span><text:span text:style-name="T49"> </text:span><text:span text:style-name="T48">origin</text:span><text:span text:style-name="T49"> </text:span>new.git.url/here</text:p>
          </table:table-cell>
          <table:table-cell table:style-name="ce104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9">
          <table:table-cell table:style-name="ce104" office:value-type="string" calcext:value-type="string">
            <text:p><text:span text:style-name="T8">git remote set-url origin https://&lt;MYNAME&gt;</text:span>:&lt;MYTOKEN&gt;@github.com/scuzzlebuzzle/ol3-1.git</text:p>
          </table:table-cell>
          <table:table-cell table:style-name="ce104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9">
          <table:table-cell table:style-name="ce120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120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46">git remote add aanikin </text:span>https://github.com/aanikin/Python</text:p>
          </table:table-cell>
          <table:table-cell table:style-name="ce104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9">
          <table:table-cell table:style-name="ce104" office:value-type="string" calcext:value-type="string">
            <text:p>git config --global credential.helper store</text:p>
          </table:table-cell>
          <table:table-cell table:style-name="ce104" office:value-type="string" calcext:value-type="string">
            <text:p><text:span text:style-name="T15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--unset credential.helper</text:p>
          </table:table-cell>
          <table:table-cell table:style-name="ce104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 ~/.git-credentials</text:p>
          </table:table-cell>
          <table:table-cell table:style-name="ce104" office:value-type="string" calcext:value-type="string">
            <text:p>то же самое, 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ВЕТКИ: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21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8">
          <table:table-cell table:style-name="ce118" office:value-type="string" calcext:value-type="string">
            <text:p>git checkout -b admin</text:p>
          </table:table-cell>
          <table:table-cell table:style-name="ce104" office:value-type="string" calcext:value-type="string">
            <text:p><text:span text:style-name="T45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git checkout forum</text:p>
          </table:table-cell>
          <table:table-cell table:style-name="ce118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heckout 2a36c1b</text:p>
          </table:table-cell>
          <table:table-cell table:style-name="ce118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merge forum</text:p>
          </table:table-cell>
          <table:table-cell table:style-name="ce118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6">
          <table:table-cell table:style-name="ce118" office:value-type="string" calcext:value-type="string">
            <text:p>git branch --set-upstream-to=master tocheck</text:p>
          </table:table-cell>
          <table:table-cell table:style-name="ce118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20">
          <table:table-cell table:style-name="ce118" office:value-type="string" calcext:value-type="string">
            <text:p>$ git checkout &lt;feature&gt;</text:p>
            <text:p>$ git <text:span text:style-name="T4">merge</text:span> master</text:p>
            <text:p>(or)</text:p>
            <text:p>$ git <text:span text:style-name="T4">merge</text:span> master &lt;feature&gt;</text:p>
          </table:table-cell>
          <table:table-cell table:style-name="ce118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0">
          <table:table-cell table:style-name="ce118" office:value-type="string" calcext:value-type="string">
            <text:p>git checkout &lt;feature&gt;</text:p>
            <text:p>git <text:span text:style-name="T50">rebase</text:span> -i master</text:p>
          </table:table-cell>
          <table:table-cell table:style-name="ce118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6">
          <table:table-cell table:style-name="ce118" office:value-type="string" calcext:value-type="string">
            <text:p>git <text:span text:style-name="T51">stash</text:span></text:p>
          </table:table-cell>
          <table:table-cell table:style-name="ce118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51">stash</text:span> save "Какое-нибудь сообщение"</text:p>
          </table:table-cell>
          <table:table-cell table:style-name="ce118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6">
          <table:table-cell table:style-name="ce118" office:value-type="string" calcext:value-type="string">
            <text:p>git <text:span text:style-name="T51">stash</text:span> save <text:span text:style-name="T52">-u</text:span></text:p>
          </table:table-cell>
          <table:table-cell table:style-name="ce118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51">stash</text:span> list</text:p>
          </table:table-cell>
          <table:table-cell table:style-name="ce118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6">
          <table:table-cell table:style-name="ce118" office:value-type="string" calcext:value-type="string">
            <text:p>git <text:span text:style-name="T51">push -d</text:span> origin &lt;branch_name&gt;</text:p>
          </table:table-cell>
          <table:table-cell table:style-name="ce118" office:value-type="string" calcext:value-type="string">
            <text:p><text:span text:style-name="T15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branch -d &lt;имя ветки&gt;</text:p>
          </table:table-cell>
          <table:table-cell table:style-name="ce118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<text:span text:style-name="T53">stash</text:span> <text:span text:style-name="T54">clear</text:span></text:p>
          </table:table-cell>
          <table:table-cell table:style-name="ce118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7">
          <table:table-cell table:style-name="ce118" office:value-type="string" calcext:value-type="string">
            <text:p>git <text:span text:style-name="T51">stash</text:span></text:p>
            <text:p>git checkout branch123</text:p>
            <text:p>git <text:span text:style-name="T51">stash apply</text:span></text:p>
          </table:table-cell>
          <table:table-cell table:style-name="ce118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oldname&gt; &lt;newname&gt;</text:p>
          </table:table-cell>
          <table:table-cell table:style-name="ce118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lobal alias.rename 'branch -m'</text:p>
          </table:table-cell>
          <table:table-cell table:style-name="ce118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6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6">
          <table:table-cell table:style-name="ce123" office:value-type="string" calcext:value-type="string">
            <text:p>ВЕТКИ в Gitlab - правильное создание issue и их мерджевание</text:p>
          </table:table-cell>
          <table:table-cell table:style-name="ce123"/>
          <table:table-cell table:number-columns-repeated="1022"/>
        </table:table-row>
        <table:table-row table:style-name="ro14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18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21">
          <table:table-cell table:style-name="ce118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18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4" office:value-type="string" calcext:value-type="string">
            <text:p>Мердж / <text:s/>Пул реквест</text:p>
          </table:table-cell>
          <table:table-cell table:style-name="ce124"/>
          <table:table-cell table:style-name="ce132" table:number-columns-repeated="62"/>
          <table:table-cell table:style-name="ce134" table:number-columns-repeated="960"/>
        </table:table-row>
        <table:table-row table:style-name="ro16">
          <table:table-cell table:style-name="ce118" office:value-type="string" calcext:value-type="string">
            <text:p>git checkout aq</text:p>
            <text:p>git rebase master</text:p>
          </table:table-cell>
          <table:table-cell table:style-name="ce118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6">
          <table:table-cell table:style-name="ce118" office:value-type="string" calcext:value-type="string">
            <text:p>git checkout aq</text:p>
            <text:p>git merge origin/master</text:p>
          </table:table-cell>
          <table:table-cell table:style-name="ce118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5" office:value-type="string" calcext:value-type="string">
            <text:p>Ошибки</text:p>
          </table:table-cell>
          <table:table-cell table:style-name="ce125"/>
          <table:table-cell table:number-columns-repeated="1022"/>
        </table:table-row>
        <table:table-row table:style-name="ro16">
          <table:table-cell table:style-name="ce118" office:value-type="string" calcext:value-type="string">
            <text:p>! [remote rejected] dt_api -&gt; dt_api (pre-receive hook declined)</text:p>
          </table:table-cell>
          <table:table-cell table:style-name="ce118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18"/>
          <table:table-cell table:style-name="ce104"/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SSH-key</text:p>
          </table:table-cell>
          <table:table-cell table:style-name="ce117"/>
          <table:table-cell table:number-columns-repeated="1022"/>
        </table:table-row>
        <table:table-row table:style-name="ro22">
          <table:table-cell table:style-name="ce127" office:value-type="string" calcext:value-type="string" table:number-columns-spanned="2" table:number-rows-spanned="1">
            <text:p><text:span text:style-name="T45">Open a terminal on Linux or macOS, or Git Bash / WSL on Windows.</text:span></text:p>
            <text:p><text:span text:style-name="T45">Generate a new ED25519 SSH key pair:</text:span></text:p>
            <text:p><text:span text:style-name="T45">ssh-keygen -t ed25519 -C "email@example.com"</text:span></text:p>
            <text:p/>
            <text:p><text:span text:style-name="T45">Or, if you want to use RSA:</text:span></text:p>
            <text:p><text:span text:style-name="T45">ssh-keygen -t rsa -b 4096 -C "email@example.com"</text:span></text:p>
            <text:p/>
            <text:p><text:span text:style-name="T45">It will generate the key in =&gt; C:\Users\yourname.ssh directory.</text:span></text:p>
            <text:p><text:span text:style-name="T45">Copy the public key and paste in the gitlab location.</text:span></text:p>
            <text:p/>
            <text:p><text:span text:style-name="T45">ssh-agent $(ssh-add C:\Users\youname\.ssh\id_rsa; git clone </text:span>git@gitlab.com<text:span text:style-name="T45">:xyz/SpringBootStarter.git)</text:span></text:p>
          </table:table-cell>
          <table:covered-table-cell/>
          <table:table-cell table:number-columns-repeated="1022"/>
        </table:table-row>
        <table:table-row table:style-name="ro16">
          <table:table-cell table:style-name="ce118" office:value-type="string" calcext:value-type="string">
            <text:p>В Винде надо удалить старый пароль и логин в Windows Credentials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8" office:value-type="string" calcext:value-type="string">
            <text:p>.gitignore</text:p>
          </table:table-cell>
          <table:table-cell table:style-name="ce126"/>
          <table:table-cell table:number-columns-repeated="1022"/>
        </table:table-row>
        <table:table-row table:style-name="ro16">
          <table:table-cell table:style-name="ce118" office:value-type="string" calcext:value-type="string">
            <text:p>.gitignore</text:p>
          </table:table-cell>
          <table:table-cell table:style-name="ce118" office:value-type="string" calcext:value-type="string">
            <text:p><text:span text:style-name="T46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3">
          <table:table-cell table:style-name="ce118" office:value-type="string" calcext:value-type="string">
            <text:p>/</text:p>
          </table:table-cell>
          <table:table-cell table:style-name="ce104" office:value-type="string" calcext:value-type="string">
            <text:p><text:span text:style-name="T45">Если шаблон начинается со слеша, то он соответствует файлам и каталогам только в корне хранилища. ???</text:span></text:p>
            <text:p/>
            <text:p><text:span text:style-name="T73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*</text:p>
          </table:table-cell>
          <table:table-cell table:style-name="ce118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6">
          <table:table-cell table:style-name="ce129" office:value-type="string" calcext:value-type="string">
            <text:p>**</text:p>
          </table:table-cell>
          <table:table-cell table:style-name="ce118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?</text:p>
          </table:table-cell>
          <table:table-cell table:style-name="ce118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[…]</text:p>
          </table:table-cell>
          <table:table-cell table:style-name="ce118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4">
          <table:table-cell table:style-name="ce118" office:value-type="string" calcext:value-type="string">
            <text:p>*.[oa]</text:p>
          </table:table-cell>
          <table:table-cell table:style-name="ce104" office:value-type="string" calcext:value-type="string">
            <text:p><text:span text:style-name="T45">file.o</text:span></text:p>
            <text:p><text:span text:style-name="T45">file.a</text:span></text:p>
            <text:p><text:span text:style-name="T45">dsfgfdg.o</text:span></text:p>
            <text:p/>
          </table:table-cell>
          <table:table-cell table:number-columns-repeated="1022"/>
        </table:table-row>
        <table:table-row table:style-name="ro25">
          <table:table-cell table:style-name="ce118" office:value-type="string" calcext:value-type="string">
            <text:p>*.[!oa]</text:p>
          </table:table-cell>
          <table:table-cell table:style-name="ce104" office:value-type="string" calcext:value-type="string">
            <text:p><text:span text:style-name="T45">Если первым знаком стоит восклицательный, он зачит отрицание - любой символ КРОМЕ указанных в скобках</text:span></text:p>
            <text:p><text:span text:style-name="T45">file.s</text:span></text:p>
            <text:p><text:span text:style-name="T45">file.1</text:span></text:p>
            <text:p><text:span text:style-name="T45">file.0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7">
          <table:table-cell table:style-name="ce104" office:value-type="string" calcext:value-type="string">
            <text:p><text:span text:style-name="T45">!.gitignore</text:span></text:p>
            <text:p><text:span text:style-name="T45">!script.pl</text:span></text:p>
            <text:p><text:span text:style-name="T45">!template.latex</text:span></text:p>
          </table:table-cell>
          <table:table-cell table:style-name="ce118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8">
          <table:table-cell table:style-name="ce118" office:value-type="string" calcext:value-type="string">
            <text:p>!*/</text:p>
          </table:table-cell>
          <table:table-cell table:style-name="ce104" office:value-type="string" calcext:value-type="string">
            <text:p><text:span text:style-name="T45">...even if they are in subdirectories</text:span></text:p>
            <text:p/>
          </table:table-cell>
          <table:table-cell table:number-columns-repeated="1022"/>
        </table:table-row>
        <table:table-row table:style-name="ro18">
          <table:table-cell table:style-name="ce104" office:value-type="string" calcext:value-type="string">
            <text:p><text:span text:style-name="T45">!*/a/b/file1.txt</text:span></text:p>
            <text:p><text:span text:style-name="T45">!*/a/b/c/*</text:span></text:p>
          </table:table-cell>
          <table:table-cell table:style-name="ce104" office:value-type="string" calcext:value-type="string">
            <text:p><text:span text:style-name="T45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7">
          <table:table-cell table:style-name="ce104" office:value-type="string" calcext:value-type="string">
            <text:p><text:span text:style-name="T45">/files/data.zip</text:span></text:p>
            <text:p><text:span text:style-name="T45">/server.log</text:span></text:p>
            <text:p><text:span text:style-name="T45">/uploads/users/data/info.xls</text:span></text:p>
          </table:table-cell>
          <table:table-cell table:style-name="ce104" office:value-type="string" calcext:value-type="string">
            <text:p><text:span text:style-name="T45">Конкретные файлы</text:span></text:p>
            <text:p/>
          </table:table-cell>
          <table:table-cell table:number-columns-repeated="1022"/>
        </table:table-row>
        <table:table-row table:style-name="ro26">
          <table:table-cell table:style-name="ce104" office:value-type="string" calcext:value-type="string">
            <text:p><text:span text:style-name="T45">*.zip</text:span></text:p>
            <text:p><text:span text:style-name="T45">*.log</text:span></text:p>
            <text:p><text:span text:style-name="T45">*.pdf</text:span></text:p>
            <text:p><text:span text:style-name="T45">*.xls</text:span></text:p>
          </table:table-cell>
          <table:table-cell table:style-name="ce104" office:value-type="string" calcext:value-type="string">
            <text:p><text:span text:style-name="T45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7">
          <table:table-cell table:style-name="ce118" office:value-type="string" calcext:value-type="string">
            <text:p>config.php</text:p>
          </table:table-cell>
          <table:table-cell table:style-name="ce104" office:value-type="string" calcext:value-type="string">
            <text:p><text:span text:style-name="T74">Игнорирование конкретного файла </text:span><text:span text:style-name="T75">ТОЛЬКО в корне проекта</text:span></text:p>
            <text:p><text:span text:style-name="T73">(корнём считается расположение файла .gitignore)</text:span></text:p>
            <text:p><text:span text:style-name="T73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8">
          <table:table-cell table:style-name="ce118" office:value-type="string" calcext:value-type="string">
            <text:p>/params/config.php</text:p>
          </table:table-cell>
          <table:table-cell table:style-name="ce104" office:value-type="string" calcext:value-type="string">
            <text:p><text:span text:style-name="T45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6">
          <table:table-cell table:style-name="ce118" office:value-type="string" calcext:value-type="string">
            <text:p>/images/*</text:p>
          </table:table-cell>
          <table:table-cell table:style-name="ce104" office:value-type="string" calcext:value-type="string">
            <text:p><text:span text:style-name="T76">Игнорирование всех файлов и папок ТОЛЬКО в конкретной директории </text:span><text:span text:style-name="T77">корень/</text:span><text:span text:style-name="T78">images</text:span></text:p>
            <text:p><text:span text:style-name="T45">(включая поддиректории и файлы в них)</text:span></text:p>
            <text:p><text:span text:style-name="T45">Например /images/user.jpg, /images/company/logo.png</text:span></text:p>
            <text:p><text:span text:style-name="T45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6">
          <table:table-cell table:style-name="ce118" office:value-type="string" calcext:value-type="string">
            <text:p>/private/*.html</text:p>
          </table:table-cell>
          <table:table-cell table:style-name="ce104" office:value-type="string" calcext:value-type="string">
            <text:p><text:span text:style-name="T45">Игнорирование ВСЕХ html-файлов в ОДНОЙ КОНКРЕТНОЙ директории(НЕ ВКЛЮЧАЯ поддиректории)</text:span></text:p>
            <text:p><text:span text:style-name="T45"># Например /private/index.html</text:span></text:p>
            <text:p><text:span text:style-name="T45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6">
          <table:table-cell table:style-name="ce118" office:value-type="string" calcext:value-type="string">
            <text:p>/private/**/*.html</text:p>
          </table:table-cell>
          <table:table-cell table:style-name="ce104" office:value-type="string" calcext:value-type="string">
            <text:p><text:span text:style-name="T45">Игнорирование ВСЕХ html-файлов в КОНКРЕТНОЙ директории ВКЛЮЧАЯ поддиректории</text:span></text:p>
            <text:p><text:span text:style-name="T45"># Например /private/info.html, /private/users/ivan/info.html</text:span></text:p>
          </table:table-cell>
          <table:table-cell table:number-columns-repeated="1022"/>
        </table:table-row>
        <table:table-row table:style-name="ro17">
          <table:table-cell table:style-name="ce104" office:value-type="string" calcext:value-type="string">
            <text:p><text:span text:style-name="T45">/secret/*</text:span></text:p>
            <text:p><text:span text:style-name="T45">!/secret/free.txt</text:span></text:p>
          </table:table-cell>
          <table:table-cell table:style-name="ce104" office:value-type="string" calcext:value-type="string">
            <text:p><text:span text:style-name="T45">Исключение из игнорирования</text:span></text:p>
            <text:p><text:span text:style-name="T45"># Игнорирование ВСЕХ файлов и папок внутри директории /secret,</text:span></text:p>
            <text:p><text:span text:style-name="T45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46">\!readme!.txt</text:span></text:p>
          </table:table-cell>
          <table:table-cell table:style-name="ce118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7">
          <table:table-cell table:style-name="ce118" office:value-type="string" calcext:value-type="string">
            <text:p>/images/h?/*.jp?g</text:p>
          </table:table-cell>
          <table:table-cell table:style-name="ce104" office:value-type="string" calcext:value-type="string">
            <text:p><text:span text:style-name="T45">Игнорирование всех JPG и JPEG файлов внутри директорий,</text:span></text:p>
            <text:p><text:span text:style-name="T45">которые начинаются на "h" и МОГУТ содержать ещё один символ после</text:span></text:p>
            <text:p><text:span text:style-name="T45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CI/CD</text:p>
          </table:table-cell>
          <table:table-cell table:style-name="ce126"/>
          <table:table-cell table:number-columns-repeated="1022"/>
        </table:table-row>
        <table:table-row table:style-name="ro16">
          <table:table-cell table:style-name="ce118" office:value-type="string" calcext:value-type="string">
            <text:p>https://youtu.be/jkwJCR0rqDc</text:p>
            <text:p/>
          </table:table-cell>
          <table:table-cell table:style-name="ce118" office:value-type="string" calcext:value-type="string">
            <text:p>Доки</text:p>
          </table:table-cell>
          <table:table-cell table:number-columns-repeated="1022"/>
        </table:table-row>
        <table:table-row table:style-name="ro16">
          <table:table-cell table:style-name="ce118" office:value-type="string" calcext:value-type="string">
            <text:p>https://docs.gitlab.com/ee/ci/yaml/</text:p>
            <text:p/>
          </table:table-cell>
          <table:table-cell table:style-name="ce118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9">
          <table:table-cell table:style-name="ce130" office:value-type="string" calcext:value-type="string">
            <text:p>https://docs.gitlab.com/ee/ci/variables/predefined_variables.html</text:p>
            <text:p/>
          </table:table-cell>
          <table:table-cell table:style-name="ce118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30"/>
          <table:table-cell table:style-name="ce118"/>
          <table:table-cell table:number-columns-repeated="1022"/>
        </table:table-row>
        <table:table-row table:style-name="ro12">
          <table:table-cell table:style-name="ce104" office:value-type="string" calcext:value-type="string">
            <text:p>image: docker:stableservices: <text:s/>- docker:dind <text:s/>stages: <text:s/>- pre-build <text:s/>- build</text:p>
          </table:table-cell>
          <table:table-cell table:style-name="ce104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4">
          <table:table-cell table:style-name="ce104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104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7">
          <table:table-cell table:style-name="ce104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104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104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104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</text:p>
          </table:table-cell>
          <table:table-cell table:style-name="ce104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_IMAGE</text:p>
          </table:table-cell>
          <table:table-cell table:style-name="ce118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COMMIT_REF_NAME</text:p>
          </table:table-cell>
          <table:table-cell table:style-name="ce118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8">
          <table:table-cell table:style-name="ce104" office:value-type="string" calcext:value-type="string">
            <text:p><text:span text:style-name="T55">$CI_COMMIT_REF_SLUG</text:span></text:p>
          </table:table-cell>
          <table:table-cell table:style-name="ce104" office:value-type="string" calcext:value-type="string">
            <text:p><text:span text:style-name="T45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6">
          <table:table-cell table:style-name="ce131" office:value-type="string" calcext:value-type="string">
            <text:p><text:span text:style-name="T56">$CI_JOB_TOKEN</text:span></text:p>
          </table:table-cell>
          <table:table-cell table:style-name="ce118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JOB_STAGE</text:p>
          </table:table-cell>
          <table:table-cell table:style-name="ce118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7">- </text:span><text:span text:style-name="T58">echo</text:span><text:span text:style-name="T59"> "$CI_JOB_STAGE"</text:span></text:p>
          </table:table-cell>
          <table:table-cell table:style-name="ce118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9">
          <table:table-cell table:style-name="ce104" office:value-type="string" calcext:value-type="string">
            <text:p><text:span text:style-name="T60">.deploy_common:</text:span></text:p>
            <text:p><text:span text:style-name="T61"># common config HERE</text:span></text:p>
            <text:p/>
            <text:p><text:span text:style-name="T62">deploy_master_CD</text:span><text:span text:style-name="T63">:</text:span></text:p>
            <text:p><text:span text:style-name="T62">extends</text:span><text:span text:style-name="T63">: .deploy_common</text:span></text:p>
            <text:p><text:span text:style-name="T62">only</text:span><text:span text:style-name="T63">:</text:span></text:p>
            <text:p><text:span text:style-name="T62">refs</text:span><text:span text:style-name="T63">:</text:span></text:p>
            <text:p><text:span text:style-name="T64">- master</text:span></text:p>
            <text:p/>
            <text:p><text:span text:style-name="T62">deploy_manual</text:span><text:span text:style-name="T63">:</text:span></text:p>
            <text:p><text:span text:style-name="T62">extends</text:span><text:span text:style-name="T63">: .deploy_common</text:span></text:p>
            <text:p><text:span text:style-name="T62">when</text:span><text:span text:style-name="T63">: manual</text:span></text:p>
          </table:table-cell>
          <table:table-cell table:style-name="ce104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6">
          <table:table-cell table:style-name="ce104" office:value-type="string" calcext:value-type="string">
            <text:p><text:span text:style-name="T62">deploy</text:span><text:span text:style-name="T63">:</text:span></text:p>
            <text:p><text:span text:style-name="T62">rules</text:span><text:span text:style-name="T63">:</text:span></text:p>
            <text:p><text:span text:style-name="T65">- </text:span><text:span text:style-name="T66">if</text:span><text:span text:style-name="T67">: '$CI_COMMIT_REF_NAME == "master"'</text:span></text:p>
            <text:p><text:span text:style-name="T65">- </text:span><text:span text:style-name="T66">when</text:span><text:span text:style-name="T67">: manual</text:span></text:p>
          </table:table-cell>
          <table:table-cell table:style-name="ce118" office:value-type="string" calcext:value-type="string">
            <text:p><text:span text:style-name="T27">УСЛОВИЯ запуска лучше ставить через </text:span><text:span text:style-name="T79">rules</text:span><text:span text:style-name="T80">, НЕ через only/except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7" table:number-columns-repeated="2"/>
          <table:table-cell table:number-columns-repeated="1022"/>
        </table:table-row>
        <table:table-row table:style-name="ro1" table:number-rows-repeated="26">
          <table:table-cell table:style-name="ce104" table:number-columns-repeated="2"/>
          <table:table-cell table:number-columns-repeated="1022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113"/>
        <table:table-column table:style-name="co8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30">
          <table:table-cell table:style-name="ce135" office:value-type="string" calcext:value-type="string">
            <text:p>https://habr.com/ru/post/310460</text:p>
            <text:p/>
          </table:table-cell>
          <table:table-cell table:style-name="ce135" office:value-type="string" calcext:value-type="string">
            <text:p><text:span text:style-name="T232">отличное пособие</text:span>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9">
          <table:table-cell table:style-name="ce137"/>
          <table:table-cell table:style-name="ce141" office:value-type="string" calcext:value-type="string">
            <text:p><text:span text:style-name="T233">Docker Desktop</text:span> разворачивает приложения по умолчанию на адресе localhost</text:p>
            <text:p><text:span text:style-name="T233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37" office:value-type="string" calcext:value-type="string">
            <text:p/>
            <text:p>winpty docker exec -it //bin//sh</text:p>
          </table:table-cell>
          <table:table-cell table:style-name="ce137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31">
          <table:table-cell table:style-name="ce138" office:value-type="string" calcext:value-type="string">
            <text:p>sudo groupadd docker</text:p>
            <text:p/>
            <text:p><text:span text:style-name="T81">sudo gpasswd -a $USER docker</text:span></text:p>
          </table:table-cell>
          <table:table-cell table:style-name="ce141" office:value-type="string" calcext:value-type="string">
            <text:p><text:span text:style-name="T234">To run docker without sudo:</text:span></text:p>
            <text:p><text:span text:style-name="T234">Add the docker group if it doesn't already exist.</text:span></text:p>
            <text:p><text:span text:style-name="T234">Add the connected user "$USER" to the docker group.</text:span></text:p>
            <text:p/>
            <text:p><text:span text:style-name="T234">Change the user name to match your preferred user if you do not want to use your current user:</text:span></text:p>
            <text:p/>
            <text:p><text:span text:style-name="T235">Either do a </text:span><text:span text:style-name="T236">newgrp docker</text:span><text:span text:style-name="T237"> or log out/in to activate the changes to groups.</text:span></text:p>
            <text:p><text:span text:style-name="T234">You can use</text:span></text:p>
            <text:p><text:span text:style-name="T81">docker run hello-world</text:span></text:p>
            <text:p><text:span text:style-name="T234">to check if you can run docker without sudo.</text:span></text:p>
            <text:p><text:span text:style-name="T81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139" office:value-type="string" calcext:value-type="string">
            <text:p>Анализ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0" office:value-type="string" calcext:value-type="string">
            <text:p>docker <text:span text:style-name="T9">ps</text:span></text:p>
          </table:table-cell>
          <table:table-cell table:style-name="ce104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2">docker ps --all</text:span></text:p>
          </table:table-cell>
          <table:table-cell table:style-name="ce104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ps -a</text:p>
          </table:table-cell>
          <table:table-cell table:style-name="ce104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3">docker ps</text:span><text:span text:style-name="T84"> </text:span><text:span text:style-name="T85">-a -q</text:span></text:p>
          </table:table-cell>
          <table:table-cell table:style-name="ce104" office:value-type="string" calcext:value-type="string">
            <text:p><text:span text:style-name="T238">увидеть </text:span><text:span text:style-name="T85">только ID всех</text:span><text:span text:style-name="T84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3">docker</text:span><text:span text:style-name="T84"> </text:span><text:span text:style-name="T85">images</text:span></text:p>
          </table:table-cell>
          <table:table-cell table:style-name="ce104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6">docker logs</text:span><text:span text:style-name="T84"> </text:span><text:span text:style-name="T87">&lt;container ID&gt;</text:span></text:p>
          </table:table-cell>
          <table:table-cell table:style-name="ce104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88">docker </text:span><text:span text:style-name="T89">run</text:span><text:span text:style-name="T90"> -it </text:span><text:span text:style-name="T91">&lt;image name or ID&gt; </text:span><text:span text:style-name="T89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92">docker </text:span><text:span text:style-name="T93">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<text:span text:style-name="T4">search</text:span> tomcat</text:p>
          </table:table-cell>
          <table:table-cell table:style-name="ce104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39" office:value-type="string" calcext:value-type="string">
            <text:p>ТЭГИ</text:p>
          </table:table-cell>
          <table:table-cell table:style-name="ce139"/>
          <table:table-cell table:number-columns-repeated="1022"/>
        </table:table-row>
        <table:table-row table:style-name="ro32">
          <table:table-cell table:style-name="ce104"/>
          <table:table-cell table:style-name="ce104" office:value-type="string" calcext:value-type="string">
            <text:p><text:span text:style-name="T9">Создают доп. ссылку на имадж.</text:span></text:p>
            <text:p><text:span text:style-name="T9">Старая ссылка, если была, то остается, и получается 2 ссылки на 1 имадж.</text:span></text:p>
            <text:p><text:span text:style-name="T9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docker <text:span text:style-name="T4">tag</text:span> <text:span text:style-name="T94">0e5574283393</text:span> <text:span text:style-name="T36">fedora</text:span>/<text:span text:style-name="T36">httpd</text:span>:<text:span text:style-name="T95">version1.0</text:span></text:p>
          </table:table-cell>
          <table:table-cell table:style-name="ce104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tag httpd:test fedora/httpd:version1.0.test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Построение образ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3" office:value-type="string" calcext:value-type="string">
            <text:p>docker build .</text:p>
          </table:table-cell>
          <table:table-cell table:style-name="ce104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3">
          <table:table-cell table:style-name="ce104" office:value-type="string" calcext:value-type="string">
            <text:p><text:span text:style-name="T96">docker build</text:span> <text:span text:style-name="T97">-t </text:span><text:span text:style-name="T98">&lt;имя имаджа&gt;</text:span>:<text:span text:style-name="T36">&lt;тэг&gt;</text:span> . <text:span text:style-name="T4">--no-cache</text:span></text:p>
          </table:table-cell>
          <table:table-cell table:style-name="ce106" office:value-type="string" calcext:value-type="string">
            <text:p>остроить имадж <text:span text:style-name="T239">с указанием имени и тэга</text:span>, <text:span text:style-name="T240">не используя кэш</text:span>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<text:span text:style-name="T99">docker build </text:span><text:span text:style-name="T100">-f Dockerfile</text:span><text:span text:style-name="T101"> -t </text:span><text:span text:style-name="T102">&lt;имя имаджа&gt;</text:span><text:span text:style-name="T103">:&lt;тэг&gt; </text:span><text:span text:style-name="T101">.</text:span></text:p>
          </table:table-cell>
          <table:table-cell table:style-name="ce104" office:value-type="string" calcext:value-type="string">
            <text:p><text:span text:style-name="T174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4">
          <table:table-cell table:style-name="ce141" office:value-type="string" calcext:value-type="string">
            <text:p><text:span text:style-name="T104">docker build -t </text:span><text:span text:style-name="T105">&lt;DockerHub account name&gt;</text:span><text:span text:style-name="T106">/</text:span><text:span text:style-name="T107">&lt;New Image name&gt;</text:span><text:span text:style-name="T108">:</text:span><text:span text:style-name="T109">&lt;Tag of version&gt;</text:span><text:span text:style-name="T106"> .</text:span></text:p>
          </table:table-cell>
          <table:table-cell table:style-name="ce104" office:value-type="string" calcext:value-type="string">
            <text:p><text:span text:style-name="T174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t</text:p>
          </table:table-cell>
          <table:table-cell table:style-name="ce104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p</text:p>
          </table:table-cell>
          <table:table-cell table:style-name="ce104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d</text:p>
          </table:table-cell>
          <table:table-cell table:style-name="ce104" office:value-type="string" calcext:value-type="string">
            <text:p><text:span text:style-name="T238">запускает образ в </text:span><text:span text:style-name="T241">detached режиме (</text:span><text:span text:style-name="T84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--no-cache</text:p>
          </table:table-cell>
          <table:table-cell table:style-name="ce104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104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10">docker run -it </text:span><text:span text:style-name="T111">&lt;image name or ID&gt; </text:span><text:span text:style-name="T112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Запуск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44" office:value-type="string" calcext:value-type="string">
            <text:p>run <text:span text:style-name="T113">= docker create + docker start</text:span></text:p>
          </table:table-cell>
          <table:table-cell table:style-name="ce104"/>
          <table:table-cell table:number-columns-repeated="1022"/>
        </table:table-row>
        <table:table-row table:style-name="ro9">
          <table:table-cell table:style-name="ce141" office:value-type="string" calcext:value-type="string">
            <text:p><text:span text:style-name="T114">docker run </text:span><text:span text:style-name="T115">&lt;имя имаджа&gt;</text:span></text:p>
          </table:table-cell>
          <table:table-cell table:style-name="ce104" office:value-type="string" calcext:value-type="string">
            <text:p><text:span text:style-name="T174">запустить контейнер,</text:span></text:p>
            <text:p><text:span text:style-name="T174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16">docker run</text:span><text:span text:style-name="T117"> </text:span><text:span text:style-name="T118">&lt;имя имаджа&gt; </text:span><text:span text:style-name="T117">command</text:span></text:p>
          </table:table-cell>
          <table:table-cell table:style-name="ce13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19">docker run</text:span><text:span text:style-name="T108"> </text:span><text:span text:style-name="T120">--name</text:span><text:span text:style-name="T108"> </text:span><text:span text:style-name="T121">&lt;имя контейнера&gt;</text:span><text:span text:style-name="T108"> </text:span><text:span text:style-name="T122">&lt;имя имаджа&gt;</text:span></text:p>
          </table:table-cell>
          <table:table-cell table:style-name="ce104" office:value-type="string" calcext:value-type="string">
            <text:p><text:span text:style-name="T242">создать и запустить контейнер, указав ему </text:span><text:span text:style-name="T243">ИМЯ</text:span></text:p>
          </table:table-cell>
          <table:table-cell table:number-columns-repeated="1022"/>
        </table:table-row>
        <table:table-row table:style-name="ro4">
          <table:table-cell table:style-name="ce145" office:value-type="string" calcext:value-type="string">
            <text:p><text:span text:style-name="T123">docker </text:span><text:span text:style-name="T124">run --name </text:span><text:span text:style-name="T125">&lt;имя контейнера&gt;</text:span><text:span text:style-name="T126"> </text:span><text:span text:style-name="T127">-d</text:span><text:span text:style-name="T128"> </text:span><text:span text:style-name="T129">&lt;имя имаджа&gt;</text:span></text:p>
          </table:table-cell>
          <table:table-cell table:style-name="ce154" office:value-type="string" calcext:value-type="string">
            <text:p>создать и запустить контейнер <text:span text:style-name="T244">фоном, ДЕМОНОМ</text:span><text:span text:style-name="T245">.</text:span>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154"/>
          <table:table-cell table:number-columns-repeated="1022"/>
        </table:table-row>
        <table:table-row table:style-name="ro4">
          <table:table-cell table:style-name="ce146" office:value-type="string" calcext:value-type="string">
            <text:p><text:span text:style-name="T130">start </text:span><text:span text:style-name="T131">&lt;container ID&gt;</text:span></text:p>
          </table:table-cell>
          <table:table-cell table:style-name="ce137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10">docker start</text:span><text:span text:style-name="T112"> </text:span><text:span text:style-name="T132">225824d4f37c</text:span></text:p>
          </table:table-cell>
          <table:table-cell table:style-name="ce137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4">
          <table:table-cell table:style-name="ce141" office:value-type="string" calcext:value-type="string">
            <text:p><text:span text:style-name="T88">docker start</text:span><text:span text:style-name="T133"> </text:span><text:span text:style-name="T134">-a</text:span><text:span text:style-name="T133"> </text:span><text:span text:style-name="T135">225824d4f37c</text:span></text:p>
          </table:table-cell>
          <table:table-cell table:style-name="ce141" office:value-type="string" calcext:value-type="string">
            <text:p><text:span text:style-name="T246">start a container with ID 225824d4f37c </text:span><text:span text:style-name="T247">showing</text:span><text:span text:style-name="T112"> its output in terminal</text:span></text:p>
          </table:table-cell>
          <table:table-cell table:number-columns-repeated="1022"/>
        </table:table-row>
        <table:table-row table:style-name="ro4">
          <table:table-cell table:style-name="ce147" office:value-type="string" calcext:value-type="string">
            <text:p><text:span text:style-name="T136">docker </text:span><text:span text:style-name="T137">run</text:span><text:span text:style-name="T138"> </text:span><text:span text:style-name="T139">-it</text:span><text:span text:style-name="T138"> </text:span><text:span text:style-name="T140">-p</text:span><text:span text:style-name="T138"> 1234:8080 </text:span><text:span text:style-name="T141">&lt;имя имаджа&gt;</text:span></text:p>
          </table:table-cell>
          <table:table-cell table:style-name="ce155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9">
          <table:table-cell table:style-name="ce148" office:value-type="string" calcext:value-type="string">
            <text:p><text:span text:style-name="T142">sudo docker</text:span><text:span text:style-name="T143"> </text:span><text:span text:style-name="T142">run</text:span><text:span text:style-name="T143"> </text:span><text:span text:style-name="T144">-it -p</text:span><text:span text:style-name="T143"> 8080:8080 --network=</text:span><text:span text:style-name="T145">"host"</text:span><text:span text:style-name="T143"> </text:span><text:span text:style-name="T142">--name</text:span><text:span text:style-name="T146"> </text:span><text:span text:style-name="T147">&lt;имя контейнера&gt;</text:span><text:span text:style-name="T148"> </text:span><text:span text:style-name="T149">&lt;имя имаджа&gt;</text:span></text:p>
          </table:table-cell>
          <table:table-cell table:style-name="ce156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5">
          <table:table-cell table:style-name="ce149" office:value-type="string" calcext:value-type="string">
            <text:p><text:span text:style-name="T150">docker </text:span><text:span text:style-name="T151">run</text:span><text:span text:style-name="T152"> </text:span><text:span text:style-name="T153">-it</text:span><text:span text:style-name="T152"> </text:span><text:span text:style-name="T154">-p</text:span><text:span text:style-name="T152"> 1234:8080 tomcat</text:span></text:p>
          </table:table-cell>
          <table:table-cell table:style-name="ce142" office:value-type="string" calcext:value-type="string">
            <text:p><text:span text:style-name="T56">запустить Томкат</text:span></text:p>
            <text:p><text:span text:style-name="T248">-it</text:span><text:span text:style-name="T201"> - интерактивно, будем видеть, как он бежит в терминале,</text:span></text:p>
            <text:p><text:span text:style-name="T248">-p</text:span><text:span text:style-name="T201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run -it -p 8888:80 nginx</text:p>
          </table:table-cell>
          <table:table-cell table:style-name="ce142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42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С открытым терминалом внутри контейнера</text:p>
          </table:table-cell>
          <table:table-cell table:style-name="ce150"/>
          <table:table-cell table:number-columns-repeated="1022"/>
        </table:table-row>
        <table:table-row table:style-name="ro36">
          <table:table-cell table:style-name="ce141" office:value-type="string" calcext:value-type="string">
            <text:p><text:span text:style-name="T155">docker run </text:span><text:span text:style-name="T156">busybox</text:span><text:span text:style-name="T117"> </text:span><text:span text:style-name="T157">&lt;LINUX COMMAND&gt;</text:span></text:p>
          </table:table-cell>
          <table:table-cell table:style-name="ce141" office:value-type="string" calcext:value-type="string">
            <text:p><text:span text:style-name="T246">контейнер</text:span><text:span text:style-name="T249">, </text:span><text:span text:style-name="T250">позволяющий выполнять комманды Linux</text:span></text:p>
          </table:table-cell>
          <table:table-cell table:number-columns-repeated="1022"/>
        </table:table-row>
        <table:table-row table:style-name="ro37">
          <table:table-cell table:style-name="ce141" office:value-type="string" calcext:value-type="string">
            <text:p><text:span text:style-name="T158">docker run </text:span><text:span text:style-name="T159">-it</text:span><text:span text:style-name="T160"> </text:span><text:span text:style-name="T161">busybox</text:span><text:span text:style-name="T160"> </text:span><text:span text:style-name="T162">sh</text:span></text:p>
          </table:table-cell>
          <table:table-cell table:style-name="ce141" office:value-type="string" calcext:value-type="string">
            <text:p><text:span text:style-name="T251">run a container with this window </text:span><text:span text:style-name="T252">connected to STDIN</text:span><text:span text:style-name="T133"> of a container and </text:span><text:span text:style-name="T253">linux terminal opened</text:span><text:span text:style-name="T133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 ПОРТАМИ</text:p>
          </table:table-cell>
          <table:table-cell table:style-name="ce150"/>
          <table:table-cell table:number-columns-repeated="1022"/>
        </table:table-row>
        <table:table-row table:style-name="ro35">
          <table:table-cell table:style-name="ce141" office:value-type="string" calcext:value-type="string">
            <text:p><text:span text:style-name="T163">docker run</text:span><text:span text:style-name="T108"> </text:span><text:span text:style-name="T164">-p</text:span><text:span text:style-name="T108"> </text:span><text:span text:style-name="T164">8080</text:span><text:span text:style-name="T108">:8080 </text:span><text:span text:style-name="T122">&lt;image name or ID&gt;</text:span></text:p>
          </table:table-cell>
          <table:table-cell table:style-name="ce141" office:value-type="string" calcext:value-type="string">
            <text:p><text:span text:style-name="T246">Порты: </text:span><text:span text:style-name="T254">СНАРУЖИ</text:span><text:span text:style-name="T112">:ВНУТРИ.</text:span></text:p>
            <text:p><text:span text:style-name="T246">run a container with </text:span><text:span text:style-name="T255">redirecting incoming fetches</text:span><text:span text:style-name="T112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амоликвидация контейнера</text:p>
          </table:table-cell>
          <table:table-cell table:style-name="ce150"/>
          <table:table-cell table:number-columns-repeated="1022"/>
        </table:table-row>
        <table:table-row table:style-name="ro34">
          <table:table-cell table:style-name="ce141" office:value-type="string" calcext:value-type="string">
            <text:p><text:span text:style-name="T104">docker run --name</text:span><text:span text:style-name="T108"> </text:span><text:span text:style-name="T165">&lt;имя контейнера&gt;</text:span><text:span text:style-name="T108"> </text:span><text:span text:style-name="T166">-d</text:span><text:span text:style-name="T120"> --rm </text:span><text:span text:style-name="T109">&lt;имя имаджа&gt;</text:span></text:p>
          </table:table-cell>
          <table:table-cell table:style-name="ce141" office:value-type="string" calcext:value-type="string">
            <text:p><text:span text:style-name="T256">- создать и запустить контейнер </text:span><text:span text:style-name="T210">фоном</text:span><text:span text:style-name="T197">, </text:span><text:span text:style-name="T230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docker run --rm --name &lt;имя контейнера&gt; -d -p 8080:8080 &lt;имя имаджа&gt;</text:p>
          </table:table-cell>
          <table:table-cell table:style-name="ce141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ВРЕМЕННЫЕ ЗОНЫ</text:p>
          </table:table-cell>
          <table:table-cell table:style-name="ce150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9">docker run --rm --name</text:span><text:span text:style-name="T103"> </text:span><text:span text:style-name="T167">&lt;имя контейнера&gt;</text:span><text:span text:style-name="T103"> -d -p 8080:8080 </text:span><text:span text:style-name="T168">-e TZ=Europe/Moscow</text:span><text:span text:style-name="T103"> &lt;имя имаджа&gt;</text:span></text:p>
          </table:table-cell>
          <table:table-cell table:style-name="ce104" office:value-type="string" calcext:value-type="string">
            <text:p><text:span text:style-name="T174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ХРАНЕНИЕ ДАННЫХ</text:p>
          </table:table-cell>
          <table:table-cell table:style-name="ce139"/>
          <table:table-cell table:number-columns-repeated="1022"/>
        </table:table-row>
        <table:table-row table:style-name="ro3">
          <table:table-cell table:style-name="ce151" office:value-type="string" calcext:value-type="string">
            <text:p><text:span text:style-name="T169">docker run --name</text:span> <text:span text:style-name="T170">&lt;имя контейнера&gt; </text:span>-<text:span text:style-name="T171">d</text:span> -<text:span text:style-name="T172">p</text:span> 8080:8080 -<text:span text:style-name="T173">e</text:span> <text:span text:style-name="T174">TZ</text:span>=<text:span text:style-name="T175">Europe</text:span>/<text:span text:style-name="T176">Moscow</text:span> <text:span text:style-name="T177">-v &lt;абсолютный путь на хостовой машине&gt;: &lt;абсолютный путь внутри контейнера</text:span><text:span text:style-name="T178">&gt; &lt;имя имаджа&gt;</text:span></text:p>
          </table:table-cell>
          <table:table-cell table:style-name="ce104" office:value-type="string" calcext:value-type="string">
            <text:p><text:span text:style-name="T238">монтирование папки для сохранения данных </text:span><text:span text:style-name="T85">внутри контейнера</text:span><text:span text:style-name="T84"> между запусками</text:span></text:p>
          </table:table-cell>
          <table:table-cell table:number-columns-repeated="1022"/>
        </table:table-row>
        <table:table-row table:style-name="ro32">
          <table:table-cell table:style-name="ce141" office:value-type="string" calcext:value-type="string">
            <text:p><text:span text:style-name="T179">docker run -p 3000:3000 </text:span><text:span text:style-name="T159">-v app/node_modules</text:span><text:span text:style-name="T180"> </text:span><text:span text:style-name="T181">-v $(pwd):/app</text:span><text:span text:style-name="T180"> </text:span><text:span text:style-name="T161">&lt;image ID&gt;</text:span></text:p>
          </table:table-cell>
          <table:table-cell table:style-name="ce141" office:value-type="string" calcext:value-type="string">
            <text:p><text:span text:style-name="T257">put a bookmark on a nod modules folder of a container (bookmark means «Don“t touch it, don“t reference, this folder works fine»)</text:span><text:span text:style-name="T112"> and </text:span><text:span text:style-name="T258">make reference of our (PWD — print working directory) workdir folder to a folder inside a container</text:span></text:p>
            <text:p><text:span text:style-name="T56">(we make a volume = refernce)</text:span></text:p>
          </table:table-cell>
          <table:table-cell table:number-columns-repeated="1022"/>
        </table:table-row>
        <table:table-row table:style-name="ro9">
          <table:table-cell table:style-name="ce141" office:value-type="string" calcext:value-type="string">
            <text:p><text:span text:style-name="T182">docker</text:span><text:span text:style-name="T183"> </text:span><text:span text:style-name="T184">run</text:span><text:span text:style-name="T185"> --</text:span><text:span text:style-name="T186">rm</text:span><text:span text:style-name="T187"> -</text:span><text:span text:style-name="T186">d</text:span><text:span text:style-name="T185"> -</text:span><text:span text:style-name="T184">p</text:span><text:span text:style-name="T188"> 27017: 27017 </text:span><text:span text:style-name="T184">mongo</text:span></text:p>
          </table:table-cell>
          <table:table-cell table:style-name="ce141" office:value-type="string" calcext:value-type="string">
            <text:p><text:span text:style-name="T56">запуск контейнера </text:span>Mongo из имаджа с Докер-библиотеки. <text:span text:style-name="T233">Временная</text:span> ДБ, которая <text:span text:style-name="T233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50" office:value-type="string" calcext:value-type="string">
            <text:p>VOLUMES</text:p>
          </table:table-cell>
          <table:table-cell table:style-name="ce150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89">docker volume create</text:span><text:span text:style-name="T112"> </text:span><text:span text:style-name="T190">&lt;имя волюма&gt;</text:span></text:p>
          </table:table-cell>
          <table:table-cell table:style-name="ce141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91">docker 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41" office:value-type="string" calcext:value-type="string">
            <text:p><text:span text:style-name="T192">docker run --rm --name</text:span> &lt; имя контейнера &gt; <text:span text:style-name="T193">-d -p 8080:8080 -e TZ=Europe/Moscow -</text:span><text:span text:style-name="T194">v &lt;ИМЯ ВОЛЮМА&gt;: &lt;абсолютный путь внутри контейнера</text:span>&gt; &lt; имя имаджа &gt;</text:p>
          </table:table-cell>
          <table:table-cell table:style-name="ce141" office:value-type="string" calcext:value-type="string">
            <text:p>монтирование папки для сохранения данных <text:span text:style-name="T259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Работа с функционирующим контейнером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52" office:value-type="string" calcext:value-type="string">
            <text:p>exec</text:p>
          </table:table-cell>
          <table:table-cell table:style-name="ce137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2">docker</text:span> exec -it &lt;container ID&gt; &lt;command&gt;</text:p>
          </table:table-cell>
          <table:table-cell table:style-name="ce104" office:value-type="string" calcext:value-type="string">
            <text:p><text:span text:style-name="T260">allows to provide input</text:span><text:span text:style-name="T103"> </text:span><text:span text:style-name="T100">with tips and help</text:span><text:span text:style-name="T103"> to STDIN and </text:span><text:span text:style-name="T261">send another command</text:span><text:span text:style-name="T103"> to a container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2">docker</text:span> exec -u 0 -it &lt;container ID&gt; /bin/bash</text:p>
          </table:table-cell>
          <table:table-cell table:style-name="ce104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95">docker exec -it </text:span><text:span text:style-name="T196">&lt;container ID&gt;</text:span><text:span text:style-name="T197"> </text:span><text:span text:style-name="T198">sh</text:span></text:p>
          </table:table-cell>
          <table:table-cell table:style-name="ce141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exec -it <text:span text:style-name="T199">&lt;container ID&gt;</text:span> /bin/bash</text:p>
          </table:table-cell>
          <table:table-cell table:style-name="ce141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174">Ctrl+D or ‘exit’</text:span></text:p>
          </table:table-cell>
          <table:table-cell table:style-name="ce13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8">
          <table:table-cell table:style-name="ce141" office:value-type="string" calcext:value-type="string">
            <text:p><text:span text:style-name="T200">docker </text:span><text:span text:style-name="T93">commit</text:span><text:span text:style-name="T201"> </text:span><text:span text:style-name="T202">-c</text:span><text:span text:style-name="T201"> </text:span><text:span text:style-name="T203">„CMD [«redis-server»]“</text:span><text:span text:style-name="T201"> </text:span><text:span text:style-name="T204">&lt;ID of a container&gt;</text:span></text:p>
          </table:table-cell>
          <table:table-cell table:style-name="ce141" office:value-type="string" calcext:value-type="string">
            <text:p><text:span text:style-name="T56">Создаёт имадж из выбранного контейнера.</text:span></text:p>
            <text:p><text:span text:style-name="T56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56">Именно так на каждом шагу делают Dockerfiles</text:span></text:p>
          </table:table-cell>
          <table:table-cell table:number-columns-repeated="1022"/>
        </table:table-row>
        <table:table-row table:style-name="ro36">
          <table:table-cell table:style-name="ce141" office:value-type="string" calcext:value-type="string">
            <text:p><text:span text:style-name="T92">docker </text:span><text:span text:style-name="T93">commit</text:span><text:span text:style-name="T205"> </text:span><text:span text:style-name="T206">5267e21d140</text:span><text:span text:style-name="T205"> </text:span><text:span text:style-name="T207">denis_v2</text:span><text:span text:style-name="T205">:</text:span><text:span text:style-name="T208">latest</text:span></text:p>
          </table:table-cell>
          <table:table-cell table:style-name="ce104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0">
          <table:table-cell table:style-name="ce104" office:value-type="string" calcext:value-type="string">
            <text:p><text:span text:style-name="T82">docker</text:span> <text:span text:style-name="T209">cp</text:span> foo.txt <text:span text:style-name="T95">mycontainer</text:span>:/foo.txt</text:p>
          </table:table-cell>
          <table:table-cell table:style-name="ce104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2">docker</text:span> <text:span text:style-name="T209">cp</text:span> mycontainer:/foo.txt foo.txt</text:p>
          </table:table-cell>
          <table:table-cell table:style-name="ce104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2">docker</text:span> <text:span text:style-name="T209">cp</text:span> src/. mycontainer:/target</text:p>
            <text:p><text:span text:style-name="T82">docker</text:span> <text:span text:style-name="T209">cp</text:span> mycontainer:/src/. target</text:p>
          </table:table-cell>
          <table:table-cell table:style-name="ce104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Остановк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4">
          <table:table-cell table:style-name="ce141" office:value-type="string" calcext:value-type="string">
            <text:p><text:span text:style-name="T155">docker </text:span><text:span text:style-name="T210">stop</text:span><text:span text:style-name="T117"> </text:span><text:span text:style-name="T196">&lt;name or ID of a container&gt;</text:span></text:p>
          </table:table-cell>
          <table:table-cell table:style-name="ce141" office:value-type="string" calcext:value-type="string">
            <text:p><text:span text:style-name="T262">stop </text:span><text:span text:style-name="T201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6">
          <table:table-cell table:style-name="ce141" office:value-type="string" calcext:value-type="string">
            <text:p><text:span text:style-name="T195">docker </text:span><text:span text:style-name="T198">kill</text:span><text:span text:style-name="T197"> </text:span><text:span text:style-name="T196">&lt;name or ID of a container&gt;</text:span></text:p>
          </table:table-cell>
          <table:table-cell table:style-name="ce141" office:value-type="string" calcext:value-type="string">
            <text:p><text:span text:style-name="T263">kill</text:span><text:span text:style-name="T132"> container </text:span><text:span text:style-name="T112">immediately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2">docker</text:span> <text:span text:style-name="T211">stop</text:span> $(<text:span text:style-name="T82">docker</text:span> <text:span text:style-name="T209">ps</text:span> -a -q)</text:p>
          </table:table-cell>
          <table:table-cell table:style-name="ce104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Удаление</text:p>
          </table:table-cell>
          <table:table-cell table:style-name="ce139"/>
          <table:table-cell table:number-columns-repeated="1022"/>
        </table:table-row>
        <table:table-row table:style-name="ro9">
          <table:table-cell table:style-name="ce152" office:value-type="string" calcext:value-type="string">
            <text:p>system prune</text:p>
          </table:table-cell>
          <table:table-cell table:style-name="ce141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52"/>
          <table:table-cell table:style-name="ce141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<text:span text:style-name="T212"> </text:span><text:span text:style-name="T213">rm</text:span><text:span text:style-name="T214"> </text:span><text:span text:style-name="T215">&lt;ID контейнера или имя&gt;</text:span></text:p>
          </table:table-cell>
          <table:table-cell table:style-name="ce104" office:value-type="string" calcext:value-type="string">
            <text:p><text:span text:style-name="T238">остановить выполнение контейнера и </text:span><text:span text:style-name="T85">удалить</text:span><text:span text:style-name="T84"> его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<text:span text:style-name="T216">docker rm</text:span><text:span text:style-name="T217"> $(</text:span><text:span text:style-name="T218">docker ps</text:span><text:span text:style-name="T214"> -</text:span><text:span text:style-name="T219">qa)</text:span></text:p>
          </table:table-cell>
          <table:table-cell table:style-name="ce141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220">docker</text:span><text:span text:style-name="T221"> </text:span><text:span text:style-name="T222">rmi</text:span><text:span text:style-name="T221"> </text:span><text:span text:style-name="T223">&lt;имя имаджа&gt;</text:span></text:p>
          </table:table-cell>
          <table:table-cell table:style-name="ce141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9">docker</text:span><text:span text:style-name="T103"> </text:span><text:span text:style-name="T101">rmi</text:span><text:span text:style-name="T103"> $(</text:span><text:span text:style-name="T224">docker images -q</text:span><text:span text:style-name="T103">)</text:span></text:p>
          </table:table-cell>
          <table:table-cell table:style-name="ce104" office:value-type="string" calcext:value-type="string">
            <text:p><text:span text:style-name="T174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225">sudo docker rmi </text:span><text:span text:style-name="T226">$(</text:span><text:span text:style-name="T227">sudo docker images -f</text:span><text:span text:style-name="T226"> "dangling=true" -q)</text:span></text:p>
          </table:table-cell>
          <table:table-cell table:style-name="ce136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Dockerfile</text:p>
          </table:table-cell>
          <table:table-cell table:style-name="ce13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<text:span text:style-name="T113">FROM python:3.6</text:span></text:p>
            <text:p><text:span text:style-name="T228">RUN mkdir -p </text:span><text:span text:style-name="T229">/usr/src/app/</text:span></text:p>
            <text:p><text:span text:style-name="T228">WORKDIR </text:span><text:span text:style-name="T229">/usr/src/app/</text:span>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55">COPY </text:span><text:span text:style-name="T230">.</text:span><text:span text:style-name="T117"> </text:span><text:span text:style-name="T231">/usr/src/app/</text:span></text:p>
          </table:table-cell>
          <table:table-cell table:style-name="ce137" office:value-type="string" calcext:value-type="string">
            <text:p>- <text:span text:style-name="T264">a path on our computer relatively to a build context</text:span> and <text:span text:style-name="T265">a path inside a container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2" office:value-type="string" calcext:value-type="string">
            <text:p><text:span text:style-name="T56">CMD [“python”, “app.py”]</text:span></text:p>
          </table:table-cell>
          <table:table-cell table:style-name="ce104" office:value-type="string" calcext:value-type="string">
            <text:p><text:span text:style-name="T242">вместо CMD может быть </text:span><text:span text:style-name="T266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42" office:value-type="string" calcext:value-type="string">
            <text:p>ENV TZ Europe/Moscow</text:p>
          </table:table-cell>
          <table:table-cell table:style-name="ce157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9">
          <table:table-cell table:style-name="ce104" office:value-type="string" calcext:value-type="string">
            <text:p><text:span text:style-name="T113">FROM python:3.8</text:span></text:p>
            <text:p><text:span text:style-name="T113">RUN mkdir -p /usr/src/app1/</text:span></text:p>
            <text:p><text:span text:style-name="T113">WORKDIR /usr/src/app1/</text:span></text:p>
            <text:p><text:span text:style-name="T113">COPY . /usr/src/app1/</text:span></text:p>
            <text:p><text:span text:style-name="T113">RUN pip install --no-cache-dir -r requirements.txt</text:span></text:p>
            <text:p><text:span text:style-name="T113">EXPOSE 8080</text:span></text:p>
            <text:p/>
            <text:p><text:span text:style-name="T113">ENTRYPOINT ["python"]</text:span></text:p>
            <text:p><text:span text:style-name="T113">CMD ["flask_app1.py"]</text:span></text:p>
          </table:table-cell>
          <table:table-cell table:style-name="ce104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39" office:value-type="string" calcext:value-type="string">
            <text:p>docker-compose</text:p>
          </table:table-cell>
          <table:table-cell table:style-name="ce13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9">
          <table:table-cell table:style-name="ce104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104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40">
          <table:table-cell table:style-name="ce153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104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91">docker-compose</text:span> <text:span text:style-name="T209">up</text:span></text:p>
          </table:table-cell>
          <table:table-cell table:style-name="ce104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104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113"/>
        <table:table-column table:style-name="co10" table:default-cell-style-name="ce113"/>
        <table:table-column table:style-name="co4" table:number-columns-repeated="1022" table:default-cell-style-name="ce113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Server</text:p>
          </table:table-cell>
          <table:table-cell table:style-name="ce108"/>
          <table:table-cell table:number-columns-repeated="1022"/>
        </table:table-row>
        <table:table-row table:style-name="ro10">
          <table:table-cell table:style-name="ce104"/>
          <table:table-cell table:style-name="ce104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</text:p>
          </table:table-cell>
          <table:table-cell table:style-name="ce104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 -t 60</text:p>
          </table:table-cell>
          <table:table-cell table:style-name="ce104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10</text:p>
          </table:table-cell>
          <table:table-cell table:style-name="ce108"/>
          <table:table-cell table:number-columns-repeated="1022"/>
        </table:table-row>
        <table:table-row table:style-name="ro9">
          <table:table-cell table:style-name="ce104" office:value-type="string" calcext:value-type="string">
            <text:p>powercfg.exe /hibernate off</text:p>
          </table:table-cell>
          <table:table-cell table:style-name="ce104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Планировщик задач</text:p>
          </table:table-cell>
          <table:table-cell table:style-name="ce158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cls</text:p>
          </table:table-cell>
          <table:table-cell table:style-name="ce104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8" office:value-type="string" calcext:value-type="string">
            <text:p>Добавляем пути в PATH</text:p>
          </table:table-cell>
          <table:table-cell table:style-name="ce108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41">
          <table:table-cell table:style-name="ce104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67">В диалоговом окне "</text:span><text:span text:style-name="T268">Система</text:span><text:span text:style-name="T269">" → "Дополнительные параметры системы".</text:span></text:p>
            <text:p/>
          </table:table-cell>
          <table:table-cell table:style-name="ce104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2">
          <table:table-cell table:style-name="ce104" office:value-type="string" calcext:value-type="string">
            <text:p><text:span text:style-name="T267">-&gt; На вкладке "О программе" диалогового окна "Свойства системы" -&gt; "</text:span><text:span text:style-name="T268">Переменные среды</text:span><text:span text:style-name="T269">".</text:span></text:p>
            <text:p><text:span text:style-name="T8">-&gt; "Системные переменные"</text:span></text:p>
            <text:p><text:span text:style-name="T8">-&gt; прокрутите список до переменной Path, а затем выберите ее.</text:span></text:p>
            <text:p/>
            <text:p><text:span text:style-name="T8">"Изменить" в этом диалоговом окне.</text:span></text:p>
            <text:p/>
          </table:table-cell>
          <table:table-cell table:style-name="ce104"/>
          <table:table-cell table:number-columns-repeated="1022"/>
        </table:table-row>
        <table:table-row table:style-name="ro43">
          <table:table-cell table:style-name="ce104" office:value-type="string" calcext:value-type="string">
            <text:p><text:span text:style-name="T8">Добавляем папку, в которой лежат exe-шники,</text:span></text:p>
            <text:p/>
            <text:p><text:span text:style-name="T8">жмём "ОК"</text:span></text:p>
          </table:table-cell>
          <table:table-cell table:style-name="ce104"/>
          <table:table-cell table:number-columns-repeated="1022"/>
        </table:table-row>
        <table:table-row table:style-name="ro1" table:number-rows-repeated="6">
          <table:table-cell table:style-name="ce104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108" office:value-type="string" calcext:value-type="string">
            <text:p>Важные удобные штуки</text:p>
          </table:table-cell>
          <table:table-cell table:style-name="ce108"/>
        </table:table-row>
        <table:table-row table:style-name="ro2">
          <table:table-cell table:style-name="ce127" office:value-type="string" calcext:value-type="string">
            <text:p>Устройства — Общий буфер обмена — Двунаправленный</text:p>
          </table:table-cell>
          <table:table-cell table:style-name="ce127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127" office:value-type="string" calcext:value-type="string">
            <text:p>Устройства — Функция Drag&amp;Drop — Двунаправленный</text:p>
          </table:table-cell>
          <table:table-cell table:style-name="ce127"/>
        </table:table-row>
        <table:table-row table:style-name="ro1" table:number-rows-repeated="2">
          <table:table-cell table:style-name="ce127" table:number-columns-repeated="2"/>
        </table:table-row>
        <table:table-row table:style-name="ro2">
          <table:table-cell table:style-name="ce108" office:value-type="string" calcext:value-type="string">
            <text:p>УСТАНОВКА ДОПОЛНЕНИЙ НА VBOX для открытия общих папок</text:p>
          </table:table-cell>
          <table:table-cell table:style-name="ce108"/>
        </table:table-row>
        <table:table-row table:style-name="ro3">
          <table:table-cell table:style-name="ce104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104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9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7">
          <table:table-cell table:style-name="ce104" office:value-type="string" calcext:value-type="string">
            <text:p><text:span text:style-name="T46">sudo sh ./VBoxLinuxAdditions.run</text:span></text:p>
            <text:p><text:span text:style-name="T46">sudo adduser username vboxsf</text:span></text:p>
            <text:p><text:span text:style-name="T46">sudo reboot</text:span></text:p>
          </table:table-cell>
          <table:table-cell table:style-name="ce104"/>
        </table:table-row>
        <table:table-row table:style-name="ro1">
          <table:table-cell table:style-name="ce108" table:number-columns-repeated="2"/>
        </table:table-row>
        <table:table-row table:style-name="ro4">
          <table:table-cell table:style-name="ce106" office:value-type="string" calcext:value-type="string">
            <text:p>genisoimage -o output_image.iso directory_name</text:p>
          </table:table-cell>
          <table:table-cell table:style-name="ce106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104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17:50:25.85733192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11-23T18:09:01.827844343</dc:date>
    <meta:editing-cycles>602</meta:editing-cycles>
    <meta:editing-duration>P2DT56M8S</meta:editing-duration>
    <meta:document-statistic meta:table-count="5" meta:cell-count="852" meta:object-count="0"/>
  </office:meta>
</office:document-meta>
</file>